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master-page-name="MP1" style:family="paragraph">
      <style:paragraph-properties fo:break-before="page" fo:text-align="center"/>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style="italic" style:font-style-asian="italic" style:font-style-complex="italic"/>
    </style:style>
    <style:style style:name="P59" style:parent-style-name="Normal" style:list-style-name="LFO1" style:family="paragraph"/>
    <style:style style:name="P60" style:parent-style-name="Normal" style:list-style-name="LFO1" style:family="paragraph"/>
    <style:style style:name="P61" style:parent-style-name="Normal" style:list-style-name="LFO1" style:family="paragraph"/>
    <style:style style:name="P62" style:parent-style-name="Normal" style:list-style-name="LFO1" style:family="paragraph"/>
    <style:style style:name="P63" style:parent-style-name="Normal" style:family="paragraph">
      <style:paragraph-properties fo:text-align="center"/>
    </style:style>
    <style:style style:name="P64" style:parent-style-name="Normal" style:family="paragraph">
      <style:paragraph-properties fo:text-align="center"/>
    </style:style>
    <style:style style:name="T65" style:parent-style-name="DefaultParagraphFont" style:family="text">
      <style:text-properties fo:font-style="italic" style:font-style-asian="italic" style:font-style-complex="italic"/>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DefaultParagraphFont" style:family="text">
      <style:text-properties fo:font-weight="bold" style:font-weight-asian="bold" style:font-weight-complex="bold"/>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text-align="center"/>
    </style:style>
    <style:style style:name="P87" style:parent-style-name="Normal" style:family="paragraph">
      <style:paragraph-properties fo:text-align="center"/>
    </style:style>
    <style:style style:name="P88" style:parent-style-name="Normal" style:family="paragraph">
      <style:paragraph-properties fo:text-align="center"/>
    </style:style>
    <style:style style:name="P89" style:parent-style-name="ListParagraph" style:list-style-name="LFO2" style:family="paragraph"/>
    <style:style style:name="T90" style:parent-style-name="DefaultParagraphFont" style:family="text">
      <style:text-properties fo:color="#FF0000"/>
    </style:style>
    <style:style style:name="P91" style:parent-style-name="ListParagraph" style:list-style-name="LFO2" style:family="paragraph"/>
    <style:style style:name="P92" style:parent-style-name="ListParagraph" style:list-style-name="LFO2" style:family="paragraph"/>
    <style:style style:name="P93" style:parent-style-name="ListParagraph" style:list-style-name="LFO2" style:family="paragraph"/>
    <style:style style:name="P94" style:parent-style-name="ListParagraph" style:list-style-name="LFO2" style:family="paragraph"/>
    <style:style style:name="P95" style:parent-style-name="ListParagraph" style:list-style-name="LFO2" style:family="paragraph"/>
    <style:style style:name="P96" style:parent-style-name="ListParagraph" style:list-style-name="LFO2" style:family="paragraph"/>
    <style:style style:name="P97" style:parent-style-name="ListParagraph" style:list-style-name="LFO2" style:family="paragraph"/>
    <style:style style:name="P98" style:parent-style-name="ListParagraph" style:list-style-name="LFO2" style:family="paragraph"/>
    <style:style style:name="P99" style:parent-style-name="ListParagraph" style:list-style-name="LFO2" style:family="paragraph"/>
    <style:style style:name="P100" style:parent-style-name="Normal" style:family="paragraph">
      <style:paragraph-properties fo:text-align="center"/>
    </style:style>
    <style:style style:name="P101" style:parent-style-name="Normal" style:family="paragraph">
      <style:paragraph-properties fo:text-align="center"/>
    </style:style>
    <style:style style:name="P102" style:parent-style-name="Normal" style:family="paragraph">
      <style:paragraph-properties fo:text-align="center"/>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T105" style:parent-style-name="DefaultParagraphFont" style:family="text">
      <style:text-properties fo:font-style="italic" style:font-style-asian="italic" style:font-style-complex="italic"/>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T108" style:parent-style-name="DefaultParagraphFont" style:family="text">
      <style:text-properties fo:font-style="italic" style:font-style-asian="italic" style:font-style-complex="italic"/>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T117" style:parent-style-name="DefaultParagraphFont" style:family="text">
      <style:text-properties fo:font-weight="bold" style:font-weight-asian="bold" style:font-weight-complex="bold"/>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T120" style:parent-style-name="DefaultParagraphFont" style:family="text">
      <style:text-properties fo:font-weight="bold" style:font-weight-asian="bold" style:font-weight-complex="bold"/>
    </style:style>
    <style:style style:name="P121" style:parent-style-name="Normal" style:family="paragraph">
      <style:paragraph-properties fo:text-align="center"/>
    </style:style>
    <style:style style:name="T122" style:parent-style-name="DefaultParagraphFont" style:family="text">
      <style:text-properties fo:font-weight="bold" style:font-weight-asian="bold" style:font-weight-complex="bold" style:text-position="super 59%"/>
    </style:style>
    <style:style style:name="T123" style:parent-style-name="DefaultParagraphFont" style:family="text">
      <style:text-properties fo:font-weight="bold" style:font-weight-asian="bold" style:font-weight-complex="bold" style:text-position="super 59%"/>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T127" style:parent-style-name="DefaultParagraphFont" style:family="text">
      <style:text-properties style:text-position="super 59%"/>
    </style:style>
    <style:style style:name="P128" style:parent-style-name="Normal" style:family="paragraph">
      <style:paragraph-properties fo:text-align="center"/>
    </style:style>
    <style:style style:name="P129" style:parent-style-name="Normal" style:family="paragraph">
      <style:paragraph-properties fo:break-before="page"/>
      <style:text-properties fo:hyphenate="true"/>
    </style:style>
    <style:style style:name="P130" style:parent-style-name="Normal" style:family="paragraph">
      <style:paragraph-properties fo:text-align="center"/>
      <style:text-properties fo:font-size="18pt" style:font-size-asian="18pt" style:font-size-complex="18pt"/>
    </style:style>
    <style:style style:name="P131" style:parent-style-name="ListParagraph" style:list-style-name="LFO3" style:family="paragraph"/>
    <style:style style:name="P132" style:parent-style-name="ListParagraph" style:list-style-name="LFO3" style:family="paragraph"/>
    <style:style style:name="P133" style:parent-style-name="ListParagraph" style:list-style-name="LFO3" style:family="paragraph"/>
    <style:style style:name="P134" style:parent-style-name="ListParagraph" style:list-style-name="LFO3" style:family="paragraph"/>
    <style:style style:name="P135" style:parent-style-name="ListParagraph" style:list-style-name="LFO3" style:family="paragraph"/>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T145" style:parent-style-name="DefaultParagraphFont" style:family="text">
      <style:text-properties style:text-position="super 59%"/>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center"/>
    </style:style>
    <style:style style:name="P162" style:parent-style-name="Normal" style:family="paragraph">
      <style:paragraph-properties fo:text-align="center"/>
    </style:style>
    <style:style style:name="T163" style:parent-style-name="DefaultParagraphFont" style:family="text">
      <style:text-properties fo:font-style="italic" style:font-style-asian="italic" style:font-style-complex="italic"/>
    </style:style>
    <style:style style:name="P164" style:parent-style-name="Normal" style:family="paragraph">
      <style:paragraph-properties fo:text-align="center"/>
    </style:style>
    <style:style style:name="P165" style:parent-style-name="Normal" style:family="paragraph">
      <style:paragraph-properties fo:text-align="center"/>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T169" style:parent-style-name="DefaultParagraphFont" style:family="text">
      <style:text-properties fo:font-style="italic" style:font-style-asian="italic" style:font-style-complex="italic"/>
    </style:style>
    <style:style style:name="P170" style:parent-style-name="Normal" style:family="paragraph">
      <style:paragraph-properties fo:text-align="center"/>
    </style:style>
    <style:style style:name="P171" style:parent-style-name="Normal" style:family="paragraph">
      <style:paragraph-properties fo:text-align="center"/>
      <style:text-properties fo:font-size="16pt" style:font-size-asian="16pt" style:font-size-complex="16pt"/>
    </style:style>
    <style:style style:name="P172" style:parent-style-name="Normal" style:family="paragraph">
      <style:paragraph-properties fo:text-align="center"/>
    </style:style>
  </office:automatic-styles>
  <office:body>
    <office:text text:use-soft-page-breaks="true">
      <text:p text:style-name="P1">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The storytelling has a parabolic style, but the characters are historical. God’s inspired word uses Mesopotamian style of history writing. Moses was the author of this book which was inspired by God to tell the story of how the beginning started. In the beginning means the absolute beginning. This phrase is used in John 1:1 which says that in the beginning the Word was already there. It talks about the beginning of everything, before history, the time when all that existed was God. God is self-sufficient and does not need anything outside of himself. He depends on nothing, but everything depends on him. He created us because he loves us. God is love but that doesn’t mean that all love is good and from God because sometimes our love is corrupt and evil. God creates the fruit which foreshadows Adam and Eve’s fall by eating fruit and breaking God’s command. Fruit even foreshadows spiritual fruit that we produce after receiving the Holy Spirit and believing in Jesus. God made the fish and the birds. The reason fish and birds are mentioned is because they both must be born twice: firstly, when they lay eggs and secondly when they hatch. This is meaningful because we also are born again twice: firstly, when we are normally born and secondly when we are baptized with the holy spirit. Also, birds go against the flow by flying in the air and fish swim against the flow and when we are born again and follow Jesus, we go against the flow of the world. We are made in the image of God which means we are very valuable.</text:p>
      <text:p text:style-name="P3">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our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4">Genesis chapter 5</text:p>
      <text:p text:style-name="Normal">Henoch went with God for 300 years and the was taken by God. He was taken, so that he wouldn’t experience death (Hebrews 11, 5). This was because he walked by faith and trusted in God. Seth is Adam’s son and is born in Adam’s image and God made man male and female after his own image. And that makes men sons of God. This is recalled only in this chapter and not in Cain’s line in order to draw a sharp contrasts or distinction between the two lines. This line produces righteous men like Noah and Enoch while the other line produces murderers like Le’mach.<text:s/></text:p>
      <text:p text:style-name="P5">Genesis chapter 6</text:p>
      <text:soft-page-break/>
      <text:p text:style-name="P6">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his thoughts 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God is always right. We should always listen to God instead of our hearts, 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7">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8"/>
      <text:p text:style-name="P9">Genesis chapter 8</text:p>
      <text:p text:style-name="Normal">Noah investigated if the land was saf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p text:style-name="P10">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 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text:s/><text:soft-page-break/>made fun of. We all should take sin seriously as it is not some kind of joke but is offensive to God so we must repent of our sins and ask for forgiveness.</text:p>
      <text:p text:style-name="P11">Genesis chapter 10</text:p>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12">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13">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 showed fear as he asked his wife to pretend to be his sister and so pharaoh slept with her and took her as his wife which made God upset and he punished pharaoh for that. And now pharaoh kicked Abraham and his people out of his place.</text:p>
      <text:p text:style-name="P14">Genesis chapter 13</text:p>
      <text:p text:style-name="Normal">Abraham and Lot become sepa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15">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 and it’s not an inherited priesthood, but Jesus is the great priest of all time, and he is like Melchizedek who has neither a beginning nor end. After this Abraham gave Melchizedek 10% of what he had. Abraham refuses to take the king of Sodom’s money because he doesn’t want to become rich through other people. Abraham is generous and faithful to God and will not take advantage of others and their money, he is fair and trusts God.</text:p>
      <text:p text:style-name="P16">Genesis chapter 15</text:p>
      <text:soft-page-break/>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 only grow in faith if we hear the word of God which means we have to read the Bible every day to grow in faith and love God even more.</text:p>
      <text:p text:style-name="P17">Genesis chapter 16</text:p>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18">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p text:style-name="P19">Genesis chapter 18</text:p>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20">Genesis chapter 19</text:p>
      <text:p text:style-name="P21">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 but whoever loses it, will find it (Luke 17, 33). The way the cities were<text:s/><text:soft-page-break/>destroyed will be the same when Jesus returns (Luke 17, 30). The whole world is Sodom and Gomorrah because it is all evil and no one is righteous (Psalm 14, 3: “They have all turned aside; 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22">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 however God is merciful and forgiving and he will forgive us if we repent. God also often preserves and saves us from a fall like he did to Abimelech so that he wouldn’t sin (Genesis 20, 6). But also, God lets us fall so that we would learn from our mistakes and learn to trust God more. Your failure doesn’t disqualify you. Also, it is important not to assume negative things about others when you don’t know. Abraham assumed that the was no fear of God in that place and the people were lost, didn’t have integrity, however the ones who didn’t have integrity here were Abraham and his wife, because of their assumptions. Just because someone doesn’t follow Jesus doesn’t mean they are worse than everybody else.</text:p>
      <text:p text:style-name="P23">Genesis chapter 21</text:p>
      <text:p text:style-name="Normal">God’s promise is finally fulfilled, Isaac is born when Abraham is a hundred years old. When God first told his promise, Abraham was seventy-five years old. God always does thing his way and, in his time, his time might not always be the time we would like. Because of the long time period Sarah had become impatient, which led to decisions that caused problems such as Sarah disliking the maid Hagar. Always remember that God’s plan is always right and if you decide to do thing your way, you may create problems.</text:p>
      <text:p text:style-name="P24">Genesis chapter 22</text:p>
      <text:p text:style-name="Normal">God tested Abraham by wanting to sacrifice his son. Abraham listened without hesitation and almost sacrificed his only son but was stopped by the angels because God wouldn’t just want a child to be killed, he was testing if Abraham’s faith was strong enough. God often tests us by putting us in difficult situations to see if we will persevere and trust in him to provide during difficult times. Abraham was willing to sacrifice everything he had for God; he didn’t hold back. We must be willing to sacrifice things ourselves so that we could get closer to God, for example and idol in our life. If we hold back things then we could be possibly robing the world from a blessing that God wants to give them through us. By sacrificing things for God, we show our faith and become more like him because Jesus sacrificed himself for us to save us from death. God says that all nations from Abraham will be blessed because he was obedient to God and this promise was fulfilled because through Abraham’s descendants Jesus was born. Abraham’s son laid down willingly which is an example of what will happen in the future as the Father sent his only begotten son who willingly<text:s/><text:soft-page-break/>died for us. This story about Abraham and Isaac is not just a story but a revelation of how the Father sacrificed his Son for us.<text:s/></text:p>
      <text:p text:style-name="P25">Genesis chapter 23</text:p>
      <text:p text:style-name="Normal">This chapter show the death of Abraham’s wife Sarah. Abraham negotiates buying a place to bury Sarah. This was the very first piece of land that he had ever bought. That means that they haven’t bought any land for six decades since this is the amount of time they have been living in the promise land. This shows that they had an incredible amount of patience and faith because God promised that they would have land in the promise land. In the area where they are considered aliens, but they persevered and eventually God’s promise was fulfilled. Our desire to get thing quickly can change our character negatively, remember that God’s time is not our time.</text:p>
      <text:p text:style-name="P26">Genesis chapter 24</text:p>
      <text:p text:style-name="Normal">Abraham’s servant goes on a mission to find Isaac a wife. He asks God for a sign to find who he should bring back (Genesis 24, 14). Before he finishes his prayer, the sign is fulfilled by a woman named Rebecca. Rebecca gives the servant and his animals water to grind and then brings him to the family where they take care of him. The family agrees that this was orchestrated by God and allow Rebecca to go to Isaac. Isaac and Rebecca loved each other. A similar story is recorded in John chapter 4 where Jesus goes to a well which is not in the promised land. Jews of Jesus’s day didn’t typically go to that area. There he find a woman and makes the same request asking for a drink. In this chapter we find out that geographical distances and moral distances can still approach God through Jesus. God not only bring obedient and beautiful people like Rebecca but also the rude, outcasted and disobedient people like the woman at the well closer to him.</text:p>
      <text:p text:style-name="P27">Genesis chapter 25</text:p>
      <text:p text:style-name="Normal">Abraham dies and Esau and Jacob are born. These children were a blessing to Isaac and Rebecca that they have been praying for. However, they start to play favorites with their children – Esau is the favorite of Isaac and Jacob is the favorite of Rebecca. Sometimes our way of responding to God’s blessings may be not as God wants. For example, praying for money and after receiving the gift you stop praying and attending church. There are a lot of people that act like this where they only want to get something for themselves and later forget about God. The blessing we get might be the very thing that defeat us spiritually.</text:p>
      <text:p text:style-name="P28">Genesis chapter 26</text:p>
      <text:p text:style-name="Normal">Isaac does the exact same thing as Abraham did twice to the exact same guy – he says that his wife is his sister because is was scared of being killed. We often fall into the same trap over and over again. We trade something that is good into something that is worse. When you are choosing something over God, you are trading what God’s inheritance he has given you for something less. But humans don’t think about it like that and only see what is in front of them. These examples show our own brokenness and need for God’s grace and forgiveness.</text:p>
      <text:p text:style-name="P29">Genesis chapter 27</text:p>
      <text:p text:style-name="Normal">Jacob deceives his father into thinking that he blessed Esau. But after Jacob was blessed, Isaac did not take away his blessings. This is the same for us, once you are baptized and put your faith in Jesus you can’t undo that. After you start following Jesus and trust in him, you are considered righteous and no matter how many times you fall, you get back up and are still righteous. Jacob is not only the received of Esau’s birthright but also the receiver of his fathers blessing. This makes<text:s/><text:soft-page-break/>Esau really mad and because of this he wants to kill his brother. This situation has already happened once in the bible in Genesis chapter 4 when Kaan killed Able because he was jealous of him. The family played favorites, and it ended up destroying the family. The family got to the point where Rebecca and Jacob had to lie to the father. Families have to be fair to their kids and treat them equally.</text:p>
      <text:p text:style-name="P30">Genesis chapter 28</text:p>
      <text:p text:style-name="Normal">Jacob goes on a journey to his family’s household to find a wife. He stops for the night and has a dream that changes his life. He sees a large ladder connecting earth to heaven and sees angels ascending and descending on it. This is the opposite of the tower of Babel where humans tried to build a tower to reach heaven. This time God is the one that builds the tower. He doesn’t call the humans to come up but sends angels to travel down the ladder. By the end of the dream people are not dispersed like they were when building tower of Babel but instead God promises to unite people under one new nation in Jacob. At the tower of Babel, it was man’s effort but in the ladder it is God’s. Jesus references this ladder in John chapter 1, 51: “And he said to him, “Truly, truly, I say to you, you will see heaven opened, and the angels of God ascending and descending on the Son of man.” By saying this, Jesus means that he is the one that connects heaven and earth. In John chapter 10, 9 Jesus calls himself the door, saying that he opens the way to heaven and God. You get to God not by building a tower of good works but by trusting in Jesus and his sacrifice. Getting to God starts with God getting to us.</text:p>
      <text:p text:style-name="Normal">Jacob was at a low point because he had lied to his father, stolen his brothers birthright and had to escape his brother because he is trying to kill him. And it was at this low point when God showed himself to Jacob and that is when Jacob started seeing who God was. This was the turning point of his life. Don’t ever give up on people who are far from God because you never know when a turning point can come. Keep praying for others no matter how low they get. Things can always turn around and the one who saves them from the lowest point is God.</text:p>
      <text:p text:style-name="P31">Genesis chapter 29</text:p>
      <text:p text:style-name="Normal">Laban tricked Jacob into marrying the older daughter first even though Jacob wanted to marry the younger daughter. What Jacob had done to Esau, Laban did to Jacob, in other words, trick him. Just because you are right with God doesn’t mean that the consequences of your sin go away. Our sin catches up to us. Sometimes God, even when we are righteous, allows us to deal with the pain of our sin, so that we could grow and learn from our mistakes. Jacob had to experience it himself before he could understand how Esau felt after he tricked him.</text:p>
      <text:p text:style-name="P32">Genesis chapter 30</text:p>
      <text:p text:style-name="Normal">God blessed Jacob with 12 children. God blesses us even when we don’t deserve it. He always wants the best for us and will never leave us alone. Jacob agreed with Laban to watch his sheep longer before he left to go back to Cannan. They agreed that Jacob would keep the sheep that were born speckled, and Laban would keep the solid color sheep. Laban agreed but tried to trick him and cheat him out of sheep so that Jacob would not leave him. We sometimes try to trick each other so that we would get some benefit but remember to think about others too and realize that you may be going too far.</text:p>
      <text:p text:style-name="P33">Genesis chapter 31</text:p>
      <text:p text:style-name="P34">The biggest trick</text:p>
      <text:soft-page-break/>
      <text:p text:style-name="Normal">Laban has lied to Jacob about 10 times, changed his pay and wasted the blessing that God has given him. After Jacob and his two wives and children leave, Laban goes out and searches for Jacob. God warns Laban to not do anything bad with Jacob. God always sees, judges and blesses. God blesses Jacob and judges Laban for his actions. In the end they make covenant and go on their way. Sometimes we can focus to much on idols and get farther away from God. <text:s/>We must come back to the Lord and repent and focus on him, leaving our old lifestyle. There has never been a bigger trick and lie than the innocent murder of Jesus. The cross shows us that no matter how dark things get, God brings about his good intentions. God made the death of Jesus from being the worst thing the world has even seen into the best gift the ever gave us. Jesus performed the ultimate trick against death by rising from the dead. That means God can bring good out of anything.</text:p>
      <text:p text:style-name="P35">Genesis chapter 32</text:p>
      <text:p text:style-name="Normal">Jacob gets scared because he finds out that Esau is coming to meet him with a 400 men army. Jacob was afraid that he might get killed. Fear is a natural human reaction even for people who are walking with God. After experiencing fear, Jacob starts praying to God so that he would protect him. This example shows us that when we are afraid and experience fear, the first thing we should do is pray and remind ourselves the things God has promised us, just like Jacob did. Remember that no matter what happens, Jesus paid the price for our sins and loves us no matter what.</text:p>
      <text:p text:style-name="Normal">Why did Jacob wrestle with God?</text:p>
      <text:p text:style-name="Normal">Because Jacob begged God to bless him before he lets him go. Jacob was left alone when he wrestled with God. We need to spend time alone with God so that we could build our personal relationship. God wrestled with Jacob which means he fought with Jacob for this blessing. God wants us to try, to seek the blessing and put some effort, even struggle, and not just hope to get the blessing without doing anything. This wrestling is out of Jacob rather than by his strength and wisdom. We try hard to hold on to our beliefs and feelings and that could be negative if it leads us away from God. We have to seek the truth and wrestle for the truth by reading the Bible on our own and checking if our beliefs ling up with what God’s word says. God wounds Jacob which shows his power and that he is right, we think that we are know the truth and can get a little too confident because we think we have it all figured out. But God will reach in and break you, humble you so that you could realize that he is number one and you should listen to him. We must know we serve a God who is greater than us, and we cannot conquer much of anything until He conquers us. Before, Jacob stole a blessing from his father, but now he begs for a legitimate blessing from God. God blessed Jacob, as he did with Abraham and changes his name to Israel. We don’t have to approach God with a parade of good deeds because Jesus has gone before us and took the punishment we deserve.</text:p>
      <text:p text:style-name="P36">Genesis chapter 33</text:p>
      <text:p text:style-name="Normal">God answers Jacobs prayer by changing Esau’s heart. Jacob and Esau reunite just like good brothers and there is no more revenge or hard feelings. This chapter talks about forgiveness which is interesting because the chapter number is 33 while Jesus died when he was 33 and showed the biggest act of forgivness. However, Jacob shows favoritism by putting some of his children and servants at the front of the line, while putting his favorite children at the back so that they wouldn’t get killed first. This is the same issue that Rebecca and Isaac had by playing favorites with their children. All playing favorites does create conflict in the family and we will see in the later chapters what happens in Jacob’s family because he played favorites.</text:p>
      <text:p text:style-name="P37">Genesis chapter 34</text:p>
      <text:soft-page-break/>
      <text:p text:style-name="Normal">Jacob’s sons decide to take vengeance on the people who violated Dina. But their vengeance was much worse as they killed a lot of people that were innocent from that town, causing trouble for Jacob and his family. Vengeance is never the solution because it always makes things worse. Jesus taught that we should forgive others and turn the other cheek, not kill others for the evil they have done to us. We leave vengeance to God as his judgment is coming.</text:p>
      <text:p text:style-name="P38">Genesis chapter 35</text:p>
      <text:p text:style-name="Normal">Jacob’s name is Israel, he goes on a journey back to where God appeared to him. His 12’th son is born but it causes of Raechel to die. There was no evidence that Raechel loved God because previously she stole idols from her father and that lead to idols spreading across Jacobs family. In this chapter Jacob tells his family to get rid of their idols and go with him. Surprisingly they agree to do just that. It is important to warn your family and others if they are starting to worship idols instead of Jesus and spend too much time on something. Who you marry matters, if you want to love Jesus, date people who love Jesus. Jacob goes back to his father. His father Isaac dies due to old age.<text:s/></text:p>
      <text:p text:style-name="P39">Genesis chapter 36</text:p>
      <text:p text:style-name="Normal">This chapter reveals Esau’s descendants and the tribes that formed. There is quite a lot of information about the family’s blood line which is there for a reason. This chapter historicaly shows when it takes place and confirms that this story is real because coming up with all these names and the bloodline would make no sense. We see that the blessing Isaac gave to Esau is fulfilled in this chapter (Genesis chapter 27, 39-40). If you think about it, Esau ended up with a bigger blessing than Jacob because he became the ruler of a kingdom. Later on Jacob’s descendants will become slaves of Egypt, however in the end Jacob’s descendant get the biggest blessing because through them Jesus is born while later on Esau’s kingdom will be destroyed. Sometimes the blessing we think is small will become big and sometimes the other way around, but always thank God for everything he does because his choice is always right, it is impossible for God to lie.</text:p>
      <text:p text:style-name="P40">Genesis chapter 37</text:p>
      <text:p text:style-name="Normal">Jacob loved Joseph more than his other children which caused other children in the family to hate Joseph. This resulted in Josephs brothers wanting to kill Joseph. They start bullying him but Reuben tried to save him. Then Joseph was sold to the Ishmaelites. This story in a way resembles Jesus because Jesus was also mocked, bullied by the Jews and yet, just like Jacob, did not complain once. An important lesson is to not follow the evil things a group is doing. Judas offered a different, less violent approach – he offered to sell Josehp. Of course this isn’t a good thing but it is better than just killing him. If a group you are apart is following wicked ways, you should leave that group because the only one you should follow is God.</text:p>
      <text:p text:style-name="P41">Genesis chapter 38</text:p>
      <text:p text:style-name="Normal">This chapter reveals more the brokenness and sin that is happening in Judas family. Jacob even loses two of his sons because of the sin that was happening. It makes us think, how could these people have been the one’s that were chosen by God? Even when sin was controlling the people of God, God still kept his promise and through these broken people eventually Jesus was born who is the one that saved us from this brokenness. In verse 23, Judas is more concerned about what other people think more than what God thinks. He believes that other people will laugh at him if they go looking for the woman. When we start thinking more about what others will think rather than what God will think, that is when we’ve got a spiritual problem. And if we do care more about what<text:s/><text:soft-page-break/>people think, the solution is confessing your sins to God and asking for forgiveness and strength. Lord, let me care more about what you think, than what people think.</text:p>
      <text:p text:style-name="P42">Genesis chapter 39</text:p>
      <text:p text:style-name="Normal">Joseph shows obedience and faith to God by refusing to sin. The woman tempts him to sin; however, Jacob disagrees and even flees from her. Unfortunately, the woman lies to her husband about what happened, and Joseph get thrown in jail. Bad things still happen even though you did everything right and listened to God. This is because life is unfair, it is full of evil, and we don’t know how everything works; this topic is discussed in the book of Job. But even when life is unfair, God is always fair. He blesses Joseph in prison with luck. Just because something bad happens doesn’t mean that God is not with you. There is an even greater reward waiting for us if we keep God’s word and flee from sin. God will always find a way to bless those who are serving him. Later Joseph will become the second most powerful man in Egypt. Sometimes when you are suffering, God is getting to do something good in your life, but you just don’t know it yet. Keep trusting the Lord because it’s not over yet.</text:p>
      <text:p text:style-name="P43">Genesis chapter 40</text:p>
      <text:p text:style-name="Normal">Joseph is asked to interpret dreams that other prisoners had. His interpretation came true because God told him what they mean. Joseph wanted the cup bearer to remember him when things go well for him, however he did not remember him and completely forgot about Joseph’s existence. This is an example of how many people act with God. They ask him for things that would benefit them and when they receive the things and everything goes well for them, the completely forget about God. Remember that God will never forget you and he is always there waiting for you to talk to him, he always cares about you and tries to protect you from evil so that things go well for you. We must have a both sided relationship with him. If he is always there for you, then you should be there for with him.</text:p>
      <text:p text:style-name="P44">Genesis chapter 41</text:p>
      <text:p text:style-name="Normal">Pharaoh has two dreams that symbolize that Egypt will have 7 years of good harvest and then 7 years of famine and the people will be starving. These dreams were interpreted by Joseph by the power of God. Joseph gave all the glory to God for the interpretation and warned pharaoh about what is coming. Because of this, pharaoh make Joseph the second most powerful man in Egypt and let him rule and prepare for what is about to happen. God rewarded Joseph because he was obedient and gave glory to him the entire time. Other people notice you when you point to God more than yourself, which is a good thing, but people also notice when you don’t walk with God and turn away from him. Make sure that your life and your words match – if you are living for God, then your actions should show that.</text:p>
      <text:p text:style-name="P45">Genesi chapter 42</text:p>
      <text:p text:style-name="Normal">Joseph meets his brothers after almost twenty years. This Joseph foreshadows the faithfulness of Joseph from the New Testament, the husband of Mary. The Old Testament Joseph takes care of the bread so that it would be distributed all over the world just like Joseph, form the New Testament, took care of the bread from heaven - Jesus. Joseph decides to put his brothers to the test to see if they have changed. He keeps Simeon as a prisoner and sends the other brothers back home with food and even the money they had paid for the food, to see if they would come back with Benjamin and were telling the truth. Joseph was good to his brothers and forgave them, but he was testing them to see if they were cautious because there are still consequences to what his brothers have<text:s/><text:soft-page-break/>done. Forgiveness doesn’t mean that the consequences of the wrong just go away, trust has to be earned. The brother’s regret not listening to Joseph before and not saving him. This shows how powerful anger and jealousy, hate can be and the evil it can cause us to do and lead us away from the Lord. We can’t hold on to hate because it ends up damaging others. We must realize that we have a problem, let go of it and pray to God to remove it, repent of our evil.</text:p>
      <text:p text:style-name="P46">Genesis chapter 43</text:p>
      <text:p text:style-name="Normal">Jacob’s sons get ready to return to Joseph to get more food. Judas steps up and tells his father that they must bring Benjamin otherwise they will not come back home. Judas is prepared to take full responsibility for his brother and face the consequences (Genesis 43, 9-10). Someone has to step up in a family when times are hard. Don’t be silent if you have a plan in difficult situation because your plan might benefit the family. Jacob allows Benjamin to go and tells his sons to return the money they had found in their bags when they left and to bring gifts to Joseph (They still didn’t know it was Joseph but thought it was the second most powerful man in Egypt). When they returned, Jacob prepared a feast for them and was happy to see his brother Benjamin alive and well. He truly cares and loves his family.</text:p>
      <text:p text:style-name="P47">Genesis chapter 44</text:p>
      <text:p text:style-name="Normal">Judah offers to be a slave to Joseph instead of Benjamin so that he could keep his promise to his father. This shows the change of Judah, earlier in Genesis 38 he was stuck in sin and was not acting like man of God. But now he changes, he loves his family and cares for his brothers and his father. Judah had matured because even though Jacob cared about Benjamin more than the others, just like he did with Joseph, Judah loves Benjamin despite of his father’s favoritism. This example shows us that we don’t have to stay in our sin forever, we can change, repent, go to confession and be free from sin by the power of the Holy Spirit. We need to be reminded that God truly wants us to change for the better and let go of our past sins and walk with him. We should learn to love others anyway, despite their frauds and weaknesses.</text:p>
      <text:p text:style-name="P48">Genesis chapter 45</text:p>
      <text:p text:style-name="P49">Why do bad things happen?</text:p>
      <text:p text:style-name="Normal">Joseph reveals who he actually is to his brothers. Joseph shows forgiveness to his brothers and even rewards them with blessings. This chapter shows how God can change your life – God’s plan for us is always incredible. If Joseph wouldn’t have been sold as a slave, then he wouldn’t have become the second most powerful man in Egypt and couldn’t have provided for his family like he can now. Just because something bad is happening in your life doesn’t mean that God is punishing you or that the future is going to be bad. Our thoughts are not Gods thoughts, and his plans are not our plans (Isiah 55, 8-9). We don’t understand how this world works, and we never will but whatever happens in life is for a reason that we just don’t know yet. Sometimes suffering is part of God’s plan to get us where he needs to take us. Trust that God is on our side always. Trusting the Lord will all our heart is what we need to do every day of our lives. We mustn’t let go of our obedience to him in difficult times.</text:p>
      <text:p text:style-name="P50">Genesis chapter 46</text:p>
      <text:p text:style-name="Normal">On his way to Egypt, Jacob stops to worship God in Beer Shiba – the place where Abraham planted a tamarisk tree, and Isaac built an altar and received a special promise from God. This was the place the family knew they could go for special moments. Is there a secret, special place in your life<text:s/><text:soft-page-break/>for worshiping God? Jacob reunites with his son Joseph and fells like his life is complete – he could die happy (Genesis 46, 30). In the end of the chapter, we find out that Egyptians did not like shepherds and thought that they were dirty, didn’t want anything to do with them. Joseph thought of a good plan to separate Israel’s culture from Egyptians and not lose it while in Egypt. Jacob takes this journey in faith and trusts in the word that his son has spoken, saying that he has prepared a place for him. This is the same way Jesus tells us he is going to his Father’s house to prepare a place for us. Jacob’s journey is just like our journey. We trust the voice of the Son, who promises to be with us in this journey to protect us and provide for us.</text:p>
      <text:p text:style-name="P51">Genesis chapter 47</text:p>
      <text:p text:style-name="Normal">Jacob blesses pharaoh which is something unusual because pharaoh was considered by the Egyptians a God. Jacob shows kindness to the nation, completely opposite than before when Jacob used to take things away, like he took the blessing from his brother Esau. Now Jacob is generous in his heart. The world continues to suffer from famine which causes those who don’t have money or food to be enslaved. But eventually this will change, the land will go from being enslaved to freedom but that will take time. With God also comes suffering. When we walk with God we think that everything will go well but all of a sudden challenges and hard times arise that test our faith. This causes some people to abandon God but remember that the suffering we are experiencing right now doesn’t even compare to the glory and future that is prepared for us in heaven (Romans 8, 18).</text:p>
      <text:p text:style-name="P52">Genesis chapter 48</text:p>
      <text:p text:style-name="Normal">At this point in the story Jacob is very old and is about to die but before that he blesses Josephs sons. The younger son gets a bigger blessing than the older son which is unusual, but this has already happened before in Genesis, when Isaac blessed Jacob more than Esau. Jacob reminds Joseph that God will be with him and will return them to the promise land (Genesis 48, 21). This keeps reminding us that God always keeps his promise, no matter how much time has passed, his truth will always be there, his promise will eventually happen.</text:p>
      <text:p text:style-name="P53">Genesis chapter 49</text:p>
      <text:p text:style-name="Normal">Jacob blesses his sons which will later become the twelve tribes of Israel. However, not all blessings were positive, for example Rubens’ blessing. His blessing was worse because of the sin he committed in the past (Genesis 35, 22). Our sin has consequences that can linger for a while. Often people’s blessing are going to be different. Some will get big blessings, while others – smaller. That does not mean that God loves them less, life is different for all of us. You are a part of God’s work just life each tribe of Israel but your role may not be the same as everybody elses. Don’t let smaller blessings or things that you didn’t expect sway you away from God, because his plan is always the best option no matter what.</text:p>
      <text:p text:style-name="P54">Genesis chapter 50</text:p>
      <text:p text:style-name="Normal">After Jacob had died and was properly buried (Joseph fulfilled his promise to bury him in Canaan next to where Abraham, Isaac were buried), Josephs brothers though that since his father is gone, he might try getting revenge on his brothers for the evil they did in the past. They ask for forgiveness, just like their father asked them to and this made Jacob cry. Jacob is a man of good and just like God he forgives others for all the evil they had done – what was intended for evil, God make it good. God offers forgiveness to all of us, no matter how low we get, he washes our sins away and make<text:s/><text:soft-page-break/>the white as snow. We must also forgive others every time because if we are not able to forgive, then the Father won’t be able to forgive us.<text:s/></text:p>
      <text:soft-page-break/>
      <text:p text:style-name="P55">The book of Exodus</text:p>
      <text:p text:style-name="Normal"><text:span text:style-name="T57">Introduction:</text:span><text:line-break/><text:span text:style-name="T58">Exodus</text:span><text:s/>is the second book of the Torah and is often considered the "Gospel" of the Old Testament because it presents the "good news" of God's deliverance. The events described in this book are estimated to have occurred approximately 1350–1200 years before Christ and about 400 after the events of Genesis.</text:p>
      <text:list text:style-name="LFO1" text:continue-numbering="true">
        <text:list-item>
          <text:p text:style-name="P59">The first 12 chapters recount life under slavery in Egypt.</text:p>
        </text:list-item>
        <text:list-item>
          <text:p text:style-name="P60">Chapters 12–18 describe the Israelites' departure from Egypt and their journey to Mount Sinai.</text:p>
        </text:list-item>
        <text:list-item>
          <text:p text:style-name="P61">Chapters 19–24 focus on the covenant with God at Mount Sinai.</text:p>
        </text:list-item>
        <text:list-item>
          <text:p text:style-name="P62">Chapters 25–40 detail the construction and preparation of the Tabernacle, also known as the Tent of Meeting</text:p>
        </text:list-item>
      </text:list>
      <text:p text:style-name="Normal">The main character is Moses, who is called by God to be the leader of God’s called nation.</text:p>
      <text:p text:style-name="P63">Exodus chapter 1</text:p>
      <text:p text:style-name="Normal">Around 400 years after the events of Genesis, God’s people are slaves in Egypt. The pharaoh at this time was brutal and was scared that the Israelites will become stronger that Egyptians, so he orders to kill all the babies who are male. However, the women are fearful of God and do not listen to pharaoh. As a reward, God blesses the women with a big family. Not even pharaoh and his evil could stop God’s promise. This is a reminded that God is always with us and always listens to us in our suffering. Nothing is going to stop him from saving the world, the cross remains here to this day even after all the terrible things that have happened. History continues to repeat it self with all the evil but God’s word stays relevant.</text:p>
      <text:p text:style-name="P64">Exodus chapter 2</text:p>
      <text:p text:style-name="Normal">Moses was born into the tribe of Levi. The events in this chapter progress quickly—moving from Moses' birth to his upbringing and eventual escape from Egypt. The author seems eager to focus on the central themes and messages of the book.</text:p>
      <text:p text:style-name="Normal">Just as God saved Noah from the Flood through the Ark, He preserved Moses from the waters of the Nile using a basket. Moses emerges as a protector of his people, though his actions include using force—such as when he killed an Egyptian who was beating a Hebrew slave. When Pharaoh discovered this, he sought to kill Moses, forcing him to flee.</text:p>
      <text:p text:style-name="Normal">This conflict highlights a timeless issue: the challenges between different cultures. Even today, people often struggle to understand or respect other cultures, making it difficult to foster mutual love and acceptance. It’s important to recognize that we cannot favor one perspective while ignoring or dismissing others who do things differently.</text:p>
      <text:p text:style-name="Normal">After Pharaoh's death, it was time for God to fulfill the promise He made to Abraham, Isaac, and Jacob. God's faithfulness to His promises remains evident, even if the fulfillment takes a long time. In this case, several hundred years had passed since the promise was first made.</text:p>
      <text:p text:style-name="Normal">God saw the suffering and pain of His people and acknowledged their plight (<text:span text:style-name="T65">Exodus 2:25</text:span>). This demonstrates that God notices and knows everything about our lives—He does not abandon us.<text:s/><text:soft-page-break/>During times of suffering, it can be difficult to remain faithful, as we may feel that God is distant or uncaring. However, this chapter reminds us that God is aware of our struggles.</text:p>
      <text:p text:style-name="Normal">While we may not always understand God's plan for us, we can trust that it is the best option. He has the power to transform our lives in ways we cannot imagine. As He was faithful to His people in the past, He will remain faithful to us as well.</text:p>
      <text:p text:style-name="P66">Exodus chapter 3</text:p>
      <text:p text:style-name="P67">“I will be with you”</text:p>
      <text:p text:style-name="Normal">Moses sees a burning bush that is not being burned down even though it is on fire. God warns Moses not to come closer and take his sandals because God is in the holy land. We are not worthy to approach a holy God. This is the language of the law; the law says don’t come near. It is meant to show that God is holy, he is unapproachable, he dwells in unapproachable light. This language is completely opposite to the language of the New Testament – to come near to God. James 4, 8 says “come near to God and he will come near to you.” Jesus tells us to come near his and he will give us rest. The reason why these messages are different is because Jesus is the one who made us worthy, without him, on our own, we wouldn’t be able to approach God. People who are further away from God and that have not repented in a long time sometimes feel like they are not worth praying to God and asking for forgiveness, which could lead them to continue living in a sinful lifestyle. This is a trick of the enemy; he will try to make you focus on yourself and will do everything to prevent you from returning to Christ. However, because of Jesus, God is inviting us to confess our sins and repent, he wants to be with us, we have to realize that it is only because of Jesus we can draw near Him, and he is just and kind enough to forgive our sins and make us clean again, make us clean as white wool. The suffering of our Savior is greater than your sin.</text:p>
      <text:p text:style-name="Normal">God calls Moses to save Israelites from the pain and suffering in Egypt. Moses feels like he is not good enough to save the land, but God choose him for a reason. God responds by saying that he will be by Moses side the entire time. When we are doubtful, God is by our side, God is with us, no one can be against us (Romans 8, 31). God reveals his name as YHWH – Jahveh, meaning “I am” or when referring to him “He is”. This name is not spoken because God said to call him Lord, so his name is replaced with Adonai which means Lord.</text:p>
      <text:p text:style-name="P68">Exodus chapter 4</text:p>
      <text:p text:style-name="Normal">Moses is scared that the Israelites are not going to follow or listen to him, but God shows him miracles that will prove that this is God talking. God transforms Moses’s staff into a serpent, then Moses grabs the serpent by the tail. This is symbolical and means that God has power over Satan, this is the victory over the serpent. Being healed from leprosy is a picture of power over sin. The blood speaks of Israel redemption through the blood of Jesus, victory over sin.</text:p>
      <text:p text:style-name="Normal">Then Moses tells God that he is not a good speaker, therefore God should not choose him. God remind Moses that he is the creator of everything and has the power over our bodies. All things are possible for God.</text:p>
      <text:p text:style-name="Normal">But then Moses straight up begs for God to pick someone else. Humility is a good thing but not when it becomes disobedience and unbelief. This is just like Peter who denied Jesus 3 times – Moses also denied the plan of God 3 times. However, both came back to the Lord and followed his plan.</text:p>
      <text:soft-page-break/>
      <text:p text:style-name="Normal">Moses starts trusting God and goes to save the Israelites. He says what God told him to say and does the miracles God showed him and successfully convinces the nation of Israel to follow him.</text:p>
      <text:p text:style-name="Normal">God says that pharaoh will refuse to let the nation go. Because of this the Lord will kill Pharaoh’s firstborn son (Exodus 4, 22-23).<text:s/></text:p>
      <text:p text:style-name="P69">Exodus chapter 5</text:p>
      <text:p text:style-name="P70">When things go bad</text:p>
      <text:p text:style-name="Normal">Moses and Aaron try to convince pharaoh that their God has told them to go to the desert to make an offering. However, pharaoh thinks of himself as a God and the one who controls other people. He thinks that the slaves have too much time on their hands and should be given more work so that they won’t come up with these ideas. Things get a lot worse for the slaves. Moses doubts God and is angry that things didn’t go as expected. The problem is that there was an expectation. When we do things, we have an expectation of how they will work out, we want some kind of reward. Whenever things don’t work out and keep getting worse, that is when we start to doubt God and get angry with him. Our faith can get weaker, and we are disappointed with God. We have to let go of our expectations because we are not God of our life, God is the one that will be making the decision. And sometimes when things go bad, it is the test of our faith to see if we will continue to be obedient to God despite our struggles. Jesus said to do things without expecting a reward, so when there is an expectation that is not fulfilled, that is when most people fall. In these moments it is revealed if we truly love God for what he is and will continue to worship him or are we going to give up on him and forget that he gave us a free gift on the cross that we don’t deserve?</text:p>
      <text:p text:style-name="P71">Exodus chapter 6</text:p>
      <text:p text:style-name="P72">Don’t trust your thoughts</text:p>
      <text:p text:style-name="Normal">God promises that he will make pharaoh set the slaves free from Egypt. He also says that He has not yet revealed himself to the nation of Israel as the Lord (Exodus 6, 3) but soon they will know him. God tells Moses to repeat what he slayed to the nation of Israel and Moses does, but it does not work. The God tells Moses to tell pharaoh again to set the nation free, but Moses doubts once again and thinks it won’t work (Exodus 6, 12; 6, 30). This is a situation of who is right – is it God who commands us or are we the ones that are right? During the wedding in Caanan, when Jesus turned water into vine, he said that the water is vine even though it looked like water, tasted like water. But when Jesus talks, he is the one that is telling the truth, we have to deny our thoughts even when things don’t make sense. So whatever God tells you what to do, he knows better that you – he is correct because he is perfect, no mistakes can happen. We have to learn to trust him with everything in our lives, he will make our paths straight.</text:p>
      <text:p text:style-name="P73">Exodus chapter 7</text:p>
      <text:p text:style-name="Normal">God assigns Aaron as the prophet which means a person who can legitimately speak for God and in God’s name to others.</text:p>
      <text:p text:style-name="Normal">Because Pharaoh did not let the Israelites go, God sent a series of ten disasters known as the “ten plagues of Egypt”. These disasters occur on Moses’ commands and are meant to convince Pharaoh that the God of the Hebrews is truly speaking to them.</text:p>
      <text:p text:style-name="Normal">Firstly, Aaron threw his staff, and it turned into a serpent, then Aaron struck the waters with the staff and turned the waters of Nile into blood.</text:p>
      <text:soft-page-break/>
      <text:p text:style-name="Normal">Interestingly, Egyptian magicians did the same things as Aaron did (Exodus 7, 22). Does this mean that magic exists? Well, this phrase is exaggerated because when Aaron turned all the water of Nile into blood then that means that there should be no water left, meaning there was no water for the magicians to “do the same” with. But this magical recreation of the disasters and magic could be real, but they are not from God. Satan has power and he too can-do magical things but they are false – the works of the enemy.</text:p>
      <text:p text:style-name="Normal">Since Pharaoh’s heart is hardened, he refuses to believe that God is actually speaking and is real. For a lot of people, it is the same – they need to see many miracles or specific miracles and only then they will believe in God. There is already so much evidence that God exists, besides that God will not show us everything right now because he wants us to have faith in him that is genuine meaning trusting and believing in him when we don’t understand him. Faith cannot be forced, God gave us free will to willingly choose him and we must decide on our own if we believe in him.<text:tab/></text:p>
      <text:p text:style-name="Normal">Is God just for hardening Pharaoh’s heart? Does that mean God took Pharoah’s free will?</text:p>
      <text:p text:style-name="Normal">A lot of thins in the Bible are difficult to understand, however reading the Word we can find that God’s actions are always just and there are not mistakes: “The Rock, his work is perfect, for all his ways are justice. A God of faithfulness and without iniquity, just and upright is he.” (Deuteronomy 32, 3-4). We have to make the decision if we believe in the Bible without fully understanding it. God’s thoughts are not our thoughts, and his ways are not our ways.</text:p>
      <text:p text:style-name="Normal">Pharoah did have free will however he refused to repent over a long period of time, he was “given over” as described in Romans 1. Pharaoh has lived a life of arrogance and hardened his heart and now he has been given over to what he wanted in the first place.</text:p>
      <text:p text:style-name="P74">Exodus chapter 8</text:p>
      <text:p text:style-name="Normal">Moses and Aaron continue to do disasters across Egypt such as summoning frogs, gnats, flies. This time when the magicians try to produce gnats with their magic, they couldn’t do it. It was the finger of God at work which illustrates that a power greater then their own is at work. Satan’s power is not superior to God’s power but is significantly weaker.</text:p>
      <text:p text:style-name="Normal">During the plagues Pharoah asked Moses and Aaron to pray for him so remove the plagues (Exodus 8, 4). However, after the plagues were removed, Pharoah still hardened his heart and refuse to let the Israelites go. This is an example of a person who only prays or asks for prayed to get something for themselves. After they receive the thing, they prayed for, that is when they abandon their faith and forget about God. That is not what a real disciple of Jesus does, we have to commit to God for the rest of our lives.</text:p>
      <text:p text:style-name="P75">Exodus chapter 9</text:p>
      <text:p text:style-name="Normal">Pharaoh still keeps hardening his heart and ignores God even though God says that the plagues will keep getting worse. In verse 15 God is saying that he could have struck Pharaoh in an instant and didn’t have to give him all these opportunities to change. But God is faithful and will give us opportunities to change, it is not too late to turn to him if we are here on Earth. Only because of the grace of God we are still alive today. If we got what we deserve based on our obedience and lack of faith, then we would already be dead. When God speaks, we need to obey, listen to his Word carefully. Our goal should be to get daily bread from God which means his word – constantly grow in our faith.</text:p>
      <text:p text:style-name="P76">Exodus chapter 10</text:p>
      <text:soft-page-break/>
      <text:p text:style-name="Normal">God reveals that he continues to harden Pharoah’s heart and perform miracles so that the future generations would believe in him and that he is the one true God.</text:p>
      <text:p text:style-name="Normal">In verse 11 Pharoah realized that if the men went alone then they would have needed to return to their families. He suspected that the Hebrews has no intention of returning back to Egypt and would leave for good.</text:p>
      <text:p text:style-name="Normal">In verse 16 Pharoah repents and admits that he has sinned, however he does not turn away from sin and continues to harden his heart. This type of repentance where you don’t turn away from sin can be called false repentance and was the same as Judas repentance. Just because someone admits that they have sinned doesn’t mean that they have repented. To repent means to change, elevate your mind, move your mind closer to God. True repentance is when you feel guilty for your sin and turn away from it.</text:p>
      <text:p text:style-name="Normal">In verse 24 Pharoah tries to make a compromise with Moses, however, Moses responds by saying that no animal will be left behind. This is similar to what Jesus teaches in the parable where one sheep gets lost, and the Shepard goes out looking for it – no sheep will be lost. Pharoah’s compromises are happening in current world – people try to justify sins like cursing, adultery, homosexuality because that is what others are doing. We make compromises that fit our lives and forget about what the Word of God says. This is a dangerous thing that can harden our own heart because we start getting used to the same sin, it becomes normal for us. Think about the compromises in your life that hinder your relationship with Jesus. Can you find a solution to it?<text:s/></text:p>
      <text:p text:style-name="P77">Exodus chapter 11</text:p>
      <text:p text:style-name="Normal">Moses warns Pharoah that the there will be a plague in which every firstborn in the land of Egypt will die. This plague will happen to animals and firstborns. This warning was first mentioned in Exodus chapter 4, 23: “I will kill your son, your firstborn”, but will only be executed now. It would have been avoided if Pharoah would have listened, but God knew that he wouldn’t. We see that God is slow to wrath and saved the killing of the firstborn as the last plague, showing that human life is precious to Him as he gave multiple chances. God gives us many chances and opportunities – our entire life we can choose to believe and follow him or reject him. While we are here on Earth it is not too late to get close to God, however, we could die at any moment and Jesus can come back at any moment, thus we shouldn’t put God off until later in life but start trusting him now.</text:p>
      <text:p text:style-name="P78">Exodus chapter 12</text:p>
      <text:p text:style-name="Normal">The first 20 verses are God’s instructions on how to celebrate the Passover, the freedom from slavery from Egypt. This event is so significant that God creates a brand-new calendar for Israel. In verse 2” This month” occurred around March-April. The exodus from slavery in Egypt marks the beginning of Israel life as an independent nation.</text:p>
      <text:p text:style-name="Normal">The lamb in the Old Testament is a sign of celebration of the freedom from Egypt and is a foreshadowing of Jesus Christ. In the New Testament Jesus is referred to as the lamb meaning he is our celebration of freedom from slavery to sin. The lamb’s having to be without defect which foreshadows the sinlessness of Christ. The paschal lamb was killed, not to be looked upon only, but to be fed upon; so we must by faith make Christ ours, as we do that which we eat, and we must receive spiritual strength and nourishment from him, as from our food, and have delight and satisfaction in him, as we have in eating and drinking when we are hungry or thirsty (John 6, 53-55). The people have to eat the lamb with the bitter herbs which represent the bitter life of slavery in Egypt. We must feed upon Christ with sorrow and brokenness of heart, in remembrance of sin; this<text:s/><text:soft-page-break/>will give an admirable relish to the paschal lamb. Bread without yeast signifies absence of sin and the coming of the sinless savior Jesus who will save the world. We must feast on the body of the lamb – the Eucharist at church, the word of the Lord to get everlasting life. In verse 16 God says that no work must be done meaning that this sacrifice is 100% God’s doing, and we just receive it, we can’t add onto the sacrifice on the cross, it is He that saved us. The Israelites sheltered under the blood of the lamb so that God would protect them from the plague. Today, we are also sheltering under the blood of Jesus that was shed on the cross which protects us from death.<text:s/><text:span text:style-name="T79">The Passover and the feast of the unleavened bread are referring to the same thing, the feast is mentioned in the New Testament, so this is an important thing to notice.<text:s/></text:span>God says that he person who eats leavened bread will be cut off (excommunicated from the Israelite community) because God wanted to make the point that the sacrifice of the lamb that will be made in the future (Jesus’s sacrifice) will be perfect, sinless.</text:p>
      <text:p text:style-name="Normal">In verse 23 God refers to the one who is doing the killing “the destroyer” which could mean that he is talking about Satan or a destroying angel.</text:p>
      <text:p text:style-name="Normal">After all the firstborns are killed, Pharoah orders the Israelites to leave Egypt. In verse 32 Pharoah as them to bless him too which is a final and humiliating admission of defeat. Pharoah asks for intersection (others to pray for him) even though he might be asking this sarcastically, Jesus taught that we should pray for our enemies.</text:p>
      <text:p text:style-name="Normal">The Lord mentions how only the ones who can have been circumcised can celebrate the Passover just like only the ones who are baptized can then start preparing to take the communion and approach the Lord’s supper. The words in verse 46: “You shall not break any of its bones” are applied to Jesus on the cross (John 19, 36) showing the perfect sacrifice for all people from the bondage of sin.</text:p>
      <text:p text:style-name="P80">Exodus chapter 13</text:p>
      <text:p text:style-name="Normal">God leads the Israelites through the longer, tougher road instead of the shorter, easier route because he does not want them to start fighting and end up returning back to Egypt. Similarly, God often leads our spiritual life through tougher road for our own good. He does not leave us alone just like he does not leave the Israelites by providing the way by the pillar of cloud during the day and then showing the way by the pillar of fire during the night. God will not abandon us, and he will help us by his grace through the journey of life.</text:p>
      <text:p text:style-name="P81">Exodus chapter 14</text:p>
      <text:p text:style-name="Normal">Pharoah attacking the Israelites with his army and after they find out, the people start complaining to Moses and questioning God’s authority. When things don’t go our way, we tend to get angry at God and don’t trust him. Remember that God will not abandon us, and his choice is always correct. In the end God will always make something bad into something good.</text:p>
      <text:p text:style-name="Normal">Moses, with the help from God, performs one of the most popular miracles and he divides the sea into two parts so that the nation could walk through it. After seeing this great display, Israelites started believing God and Moses once again. This passage can be seen a symbol for baptism – we enter the water where the power of sin is destroyed, and we arise new creations that believe in the Lord.</text:p>
      <text:p text:style-name="Normal"/>
      <text:p text:style-name="Normal"/>
      <text:soft-page-break/>
      <text:p text:style-name="P82">Exodus chapter 15</text:p>
      <text:p text:style-name="Normal">To celebrate the victory against Pharoah, the Israelites started singing and praising God. However, after not finding anything to drink for three days, they started complaining again. The Lord promises that obedience to Him will prevent the people from getting ill. This is not just in a physical sense but in a spiritual sense – being obedient to God will heal us from the sickness of the broken world. This promise might not be true to us currently as the covenant we have currently does not have anything physical promised but our covenant, the one Jesus promised, is far greater than the covenant Moses had.<text:s/></text:p>
      <text:p text:style-name="P83">Exodus chapter 16</text:p>
      <text:p text:style-name="Normal">16:1-3: After entering the desert, the Israelites start complaining/grumbling against God and say that it would have been better for them to eat a lot of food and die rather than to suffer in the desert from starvation. The more pleasing and easier alternative always seems like the best decision to us. When we make choices, we often start regretting them and start thinking about how the easier choice we didn’t make would have been better. But if we made that decision and talked to God about it then his ways will be correct. His ways are often much harder, but the reward waiting is better than the short pleasures we could have had. Grumbling is the act of showing lack of faith in God. Grumbling against some else is grumbling against God.</text:p>
      <text:p text:style-name="Normal">Later God sent bread from the heaven called manna to the people of Israel to eat. Although the bread was from the heavens, it did not bring the Israelites to their heavenly destiny. Manna was a temporary food that melted away every morning and started turning foul if it was left overnight. God provides for us every day our daily bread. We don’t need to worry about whether we will have enough bread for the future as there is already enough bread for today.</text:p>
      <text:p text:style-name="Normal">This manna was an early sign of the bread that is to come. Manna can be regarded as a type of Eucharist from the early days. Jesus talks about his bread in John 6, 32; 49-52 saying that the ancestors ate manna at the desert and died but Jesus is here to give us bread that will make us live because He is the bread of life: “I am the bread of life; whoever comes to me will never hunger, and whoever believes in me will never thirst.” (John 6, 35). Jesus is truly the real bread we must eat which is present In the Eucharist in the church. Following him and trusting in him will prevent us from dying because we will be resurrected on the last day. Jesus is the hope of the universe and living by his word is how we get through this life without getting hungry or thirsty for worldly things. The bread of life is both an invitation of Faith and an invitation to the Eucharist (discussed more in the commentary of John chapter 6). God sent this bread so that they would believe that he is their Lord which was proven in John 6 when Jesus revealed that he is the real heavenly bread that the world needed. Those who gathered too much manna had enough and those who gathered less manna had enough which tells us that the true bread of Jesus is sufficient enough for all of us and everyone will receive the same amount.</text:p>
      <text:p text:style-name="Normal">God provided bread for six days, but that didn’t mean the Israelites didn’t have to do any work. They still had to go out into the desert and gather it. This shows that God wants us to participate and assigns us roles to help accomplish His purposes. He provides what we need, but it’s up to us to use it wisely and faithfully to reach the end goal. Similarly, even though Jesus accomplished everything for us on the cross, that doesn’t mean we can simply do nothing and only claim to believe. Our faith must be demonstrated through our actions and the fruit of our lifestyle. God invites us to cooperate with Him and live according to the way He taught.</text:p>
      <text:soft-page-break/>
      <text:p text:style-name="Normal">God provided double the bread on the sixth day so that they would have enough for the seventh because the seventh day is the Sabbath. However, some people still went looking for bread on the seventh day thus breaking God’s commandment (Exodus 16, 27). <text:s/>The Law and orders from God cause our sinful nature to sin and disobey him out of our curiosity like a child who is told not to eat candy will eat the candy. The Law that we break sets us apart from God but because of the Law we can see that we desperately need a savior who can save us from our sin and that man is Jesus. The Sabbath is made for rest and currently on the seventh day we should not work hard but celebrate Sunday by going to church and spending time with the Lord.</text:p>
      <text:p text:style-name="P84">Exodus chapter 17</text:p>
      <text:p text:style-name="Normal">God test the people of Israel by leading them to place without water. The Israelites once again grumble and complain that they are going to die of thirst – they struggle to trust God and his plan. The reason why God did not provide water is to test them. Often, He tests us in our life to see if we will keep our faith after going through difficulties in our life. The point is to trust God in our hardships because we know he will provide for us – if we seek the kingdom of God, we will not be thirsty. God provides water in the desolate place from a rock. This rock is references in Deuteronomy 32, 4 as a way of showing that God’s ways are perfect – “The Rock, his work is perfect, for all his ways are justice. A God of faithfulness and without iniquity, just and upright is he.” (Deuteronomy 32, 4).</text:p>
      <text:p text:style-name="Normal">Jesus is the rock that brings the living water in the greatest moment of desperation – “If anyone thirsts, let him come to me and drink. Whoever believes in me, as the Scripture had said, ‘Out of his heart will flow rivers of living water.’” (John 7, 37-38). This water also symbolizes the grace of the Holy Spirit, which is a new birth in the life of Christ as in the Sacrament of Baptism. (CCC 694)</text:p>
      <text:p text:style-name="Normal">Moses’ gesture of prayer during the battle against Amalekites demonstrates the importance of prayer in accomplishing God’s will. (CCC 2119)</text:p>
      <text:p text:style-name="P85">Exodus chapter 18</text:p>
      <text:p text:style-name="Normal">After Moses talks to Jethro about all the things that happened, Jethro gives some advice for how Moses could work. We are not sure if Jethro was a man of God, but he gave some good advice to Moses which shows how God can use others that might not necessarily be believers to give us wise advice. Moses put men in charge which took care of smaller cases but the bigger cases were brought to Moses thus significantly lowering the amount of work Moses had to do. This model of Moses was a blueprint for the leadership structure of Israel.</text:p>
      <text:p text:style-name="P86">Exodus chapter 19</text:p>
      <text:p text:style-name="Normal">God is about to show us at mount Sinai, he warns the people of Israel that they can’t go near the mountain to try to see God because they would instantly die. They had to be holy and couldn’t even touch the mountain because they would also have to die. This is because God is extremely powerful, you have to bee fully righteous to see him face to face. We do not deserve to see him because we are weak, we struggle so much with sin and our hearts are wicked, we are unrighteous to see God ourselves. But the reason why we can get close to Jesus is because he is the one who makes us righteous and allows us to get close to him – his perfect sacrifice on the cross was his paying the price for all of our sins and believing in him is what makes us step closer to holiness. Without Jesus we could never see God face to face but because of him we may live with God in heaven.</text:p>
      <text:soft-page-break/>
      <text:p text:style-name="Normal">In verses 5-6 the nation of Israel is called the kingdom of priests, a holy nation, God’s treasured possession which means that they are God’s chosen people that were to listen to God’s Word, keep the covenant and his commandments. The same way Jesus talks about his people – he has purchased us with his blood, and no one can snath us away from him: “I give them eternal life, and they will never perish, and no one will snatch them out of my hand.” (John 10, 28)</text:p>
      <text:p text:style-name="Normal">God’s appearance at mount Sinai is one of the greatest and coolest appearances – the entire mountains was shaking, it was completely enveloped in smoke, the Lord came down upon it in fire, there was lightning and thunder. This shows the unspeakable power of God.</text:p>
      <text:p text:style-name="P87">Exodus chapter 20</text:p>
      <text:p text:style-name="P88">The ten commandments</text:p>
      <text:p text:style-name="Normal">God reveals the ten commandments which are called the moral law. Most laws in the Old Testament are part of the old covenant which means that we don’t need to follow them, however, the ten commandments are the law that everyone needs to follow as Jesus mentioned them through the New Testament. These commandments are based upon the Greatest commandment: “You shall love the Lord your God with all your heart, and with all your soul, and with all your mind… You shall love your neighbor as yourself” (Matthew 22, 37; 39)<text:tab/>. The first three Commandments relate to our obligation to God; the next seven establish our moral conduct towards our neighbor. We can’t change the law or add to it because if we break one commandment, we break the entire law. Our hope should not be in the law because we cannot keep the entire life and will not go to heaven for being a good person. Our hope should be in Jesus who gave the perfect sacrifice for our sins and in believing this truth we should strive to live a life by following the teaching of Jesus. Jesus told us to keep the commandments and try our best not to break them. By trying to keep the commandments we show God that we do love him and try our best to follow him - “If you love me, you will keep my commandments. And I will ask the Father, and he will give you another Helper, to be with you forever, even the Spirit of truth, whom the world cannot receive, because it neither sees him nor knows him.” (John 14, 15-17).</text:p>
      <text:list text:style-name="LFO2" text:continue-numbering="true">
        <text:list-item>
          <text:p text:style-name="P89">The First Commandment “You shall not have other gods beside me” is there to acknowledge God as our creator. If forbids superstition, idolatry, communication with the dead, witchcraft, atheism, agnosticism. Other gods can even include things we spend too much time or deeply care about on such as watching YouTube, sports, playing video games, money, food, music, luck, beauty. We can’ t test God with our words or actions. We must follow God by responding to him and finding time to spend with Him. Nothing else in our life should be higher than God which is why our lives have to be dedicated in knowing Him, serving Him, obeying Him and worshiping Him. (CCC 2110-2132)</text:p>
        </text:list-item>
      </text:list>
      <text:p text:style-name="ListParagraph">God says to not a have any carved images of Him, however, Catholics and Orthodox have icons and statues of holy people. This is because Jesus showed up to earth as a human which we have seen meaning we now know what the image of God is: “Whoever has seen me, has seen the Father” (John 14, 9). The statues are there to remind us of an image that is holy, but we do not worship them and don’t think they have some sort of power because if we did, then that would be idolatry and breaking the first Commandment. This command does not prohibit having icons or statues but it prohibits worshiping them. This is proven because later on God orders Moses to make icons of cherubim which God honored and which are placed in the temple.<text:s/><text:span text:style-name="T90">(More about statues and this commandment will be discussed later)<text:s/></text:span></text:p>
      <text:soft-page-break/>
      <text:p text:style-name="ListParagraph">This command is the basis of our faith<text:tab/>and should influence every aspect of our lives. Sins against faith include willful doubt, heresy, schism, despair, presumption, indifference toward God, lukewarmness, spiritual sloth, hatred of God, coldness towards neighbors. (CCC 2084, 2086-2094)</text:p>
      <text:p text:style-name="ListParagraph"/>
      <text:list text:style-name="LFO2" text:continue-numbering="true">
        <text:list-item>
          <text:p text:style-name="P91">The Second Commandment “You shall not invoke the name of the Lord, your God, in vain” teaches that we should respect the name of God in our speech. We can’t use it as a cuss word or involve it in some bad activity. This also includes the name of Jesus, the Holy Spirit, Mary, the saints, the Church. It also requires respect for sacred objects. The sins that break this Commandment are blasphemy and perjury. We can’t swear to God’s name or curse someone in God’s name. We say “In the name of the Father, the Son and the Holy Spirit” so show respect to the trinitarian God because he is holy. (CCC 2142-2155, 2156-2167)</text:p>
        </text:list-item>
      </text:list>
      <text:p text:style-name="ListParagraph"/>
      <text:list text:style-name="LFO2" text:continue-numbering="true">
        <text:list-item>
          <text:p text:style-name="P92">The Third Commandment “Remember the sabbath day – keep it holy” teaches that we should observe a weekly day of worship and rest because when God created the heaven and the earth, on the seventh day he rested. This commandment is fulfilled by going to Mass every Sunday and on the Holy Days of Obligation unless prevented from doing so for grave reasons. On this day we shouldn’t do any difficult tasks or unnecessary work that detaches us from worship. It is a day during which we can recover our energy and spend time with family. During the Sabbath Jesus healed others and did miracles which caused the Pharisees to question if he is the Messiah. This means that during this day we can and should do good work such as helping charity.</text:p>
        </text:list-item>
      </text:list>
      <text:p text:style-name="ListParagraph">Christian changes the Sabbath from Saturday to Sunday because Jesus resurrected on Sunday. The Christian Sunday reminds us of how the world was renewed through Christ and is a reminder of the everlasting rest in God. Missing mass without a serious reason is considered a moral sin. (CCC 2168-2196)</text:p>
      <text:p text:style-name="ListParagraph"/>
      <text:list text:style-name="LFO2" text:continue-numbering="true">
        <text:list-item>
          <text:p text:style-name="P93">The Fourth Commandment “Honor your father and your mother” requires us to honor our parents just as we honor those who have authority over us. We have to be grateful to our parents, respect them. Parents are obligated to educate their children in the faith and prayer. We should avoid any unnecessary arguments or yelling at our parents or showing them disrespect. When parents are sick or older, we should take care of them with love and care. Jesus said – “’Honor your father and your mother,' and, 'Whoever reviles father or mother must surely die.” (Matthew 15, 4). The greatest thing parent can do is to spread the Good News to their children and teach them about Jesus. Family is one of the most important things in life, however, God is more important and should be treated higher than family because children do not “belong” to parents and parents do not “belong” to children as they are a gift from God, but every human belongs to God – “Whoever loves father or mother more than me is not worthy of me, and whoever loves son or daughter more than me is not worthy of me.” (Matthew 10, 37). Parents should be humble and should think of their job as a parent as being a servant. Jesus did not do anything from himself but only did the will of the Father. He humbled himself by becoming a human and served others by putting himself at the bottom - He even washed the feet of his apostles (John 13, 1-20). (CCC 2197-2257)</text:p>
        </text:list-item>
      </text:list>
      <text:p text:style-name="ListParagraph"/>
      <text:list text:style-name="LFO2" text:continue-numbering="true">
        <text:list-item>
          <text:p text:style-name="P94">The Fifth Commandment “You shall not kill” forbids taking the life of any human. Sins that violate this commandment are homicide, abortion, suicide, manipulation of human life that causes them harm. Humans don’t break this commandment if they kill others in self<text:s/><text:soft-page-break/>defense and try to save themselves from a bad situation. Everything that does harm to us and those around us is a sin. This includes drugs, drinking, driving fast.</text:p>
        </text:list-item>
      </text:list>
      <text:p text:style-name="ListParagraph">This commandment can also be broken in a spiritual sense – hating others and refusing to forgive or wishing others bad is breaking the commandment. Jesus says – “You have heard that our ancestors were told, 'You must not murder. If you commit murder, you are subject to judgment. ' But I say, if you are even angry with someone, you are subject to judgment!” (Matthew 5, 21-26). Jesus says to forgive others and turn the other cheek if they are hurting you. During the Sermon on the Mount, He says – “Blessed are you when they insult you and persecute you and utter every kind of evil against you [falsely] because of me. Rejoice and be glad, for your reward will be great in heaven.” (Matthew 5, 11-12). (CCC 2258-2330)</text:p>
      <text:p text:style-name="ListParagraph"/>
      <text:list text:style-name="LFO2" text:continue-numbering="true">
        <text:list-item>
          <text:p text:style-name="P95">The Sixth Commandment “You shall not commit adultery” prohibits all sexual acts outside of marriage which include masturbation, fornication, prostitution, rape, homosexual acts, lust, use of pornography. Jesus says that just looking with lust is already breaking the Commandment. He suggests we get rid of any distractions that causes us to look with lust or sin – “You have heard that it was said, ‘You shall not commit adultery.’ But I say to you, everyone who looks at a woman with lust had already committed adultery with her in his heart. If your right eye causes you to sin, tear it out and throw it away. It is better for you to lose one of your members than to have your whole body thrown into Gehenna. (Matthew 5, 27-89). (CCC 2331-2400)</text:p>
        </text:list-item>
      </text:list>
      <text:p text:style-name="ListParagraph"/>
      <text:list text:style-name="LFO2" text:continue-numbering="true">
        <text:list-item>
          <text:p text:style-name="P96">The Seventh Commandment “You shall not steal” prohibits taking something that we don’t have the right to possess. This includes damaging property intentionally, working poorly on purpose, breaking contracts, evading taxes, cheating, spending excessively, tricking others, asking to pay too much. (CCC 2401-2463)</text:p>
        </text:list-item>
      </text:list>
      <text:p text:style-name="ListParagraph">Instead of stealing we are called to feed the poor, comfort our neighbors, visit the sick and those in prison, teach the lost, comfort the sad, warn the evil doers, forgive others, pray for the living and the dead.</text:p>
      <text:p text:style-name="ListParagraph"/>
      <text:list text:style-name="LFO2" text:continue-numbering="true">
        <text:list-item>
          <text:p text:style-name="P97">The Eighth Commandment “You shall not bear false witness against your neighbor” calls us to tells the truth both in word and in deed. Sins that break this commandment are lying, false witness, judgment, slander, boasting. Jesus is the ultimate truth that we need to follow through our whole life – “I am the way and the truth and the life. No one comes to the Father except through me.” (John 14, 6). Lying destroys trust in others and is a form of manipulation. (CCC 2464-2513)</text:p>
        </text:list-item>
      </text:list>
      <text:p text:style-name="ListParagraph"/>
      <text:list text:style-name="LFO2" text:continue-numbering="true">
        <text:list-item>
          <text:p text:style-name="P98">The Ninth Commandment “You shall not covet your neighbor’s wife or female” orders us not to be covetous of another person’s spouse. This commandment involves self-control over our inordinate pleasures of the flesh. We must turn to God in prayer so that he would renew our hearts and change our wicked minds. We also can’t break our marriage covenant so we shouldn’t go looking for other women or men. (CCC 2514-2533)</text:p>
        </text:list-item>
      </text:list>
      <text:p text:style-name="ListParagraph"/>
      <text:list text:style-name="LFO2" text:continue-numbering="true">
        <text:list-item>
          <text:p text:style-name="P99">The Tenth Commandment “You shall not covet your neighbor’s house” orders us not to be covetous of another person’s property. This involves greed and envy. Wanting to own other’s property can lead us to steal, lie, and use violence against others. When people envy each other, they want to gain that which other earned. Those who wish bad things for others commit a grave sin. Envy reduces when we start being happy for others, their accomplishments and wins. We should love our neighbor as ourselves and the real treasure<text:s/><text:soft-page-break/>is the ability to live a life God intended. Jesus wants us to be poor in our hearts so that we would become rich in the sacrifice of Jesus and fill our void in our hearts – “For you know the grace of our Lord Jesus Christ, that though he was rich, yet for your sake he became poor, so that you through his poverty might become rich.” (2 Corinthians 8, 9). “Blessed are the poor in spirit, for theirs is the kingdom of heaven.” (Matthew 5, 3). (CCC 2534-2557)</text:p>
        </text:list-item>
      </text:list>
      <text:p text:style-name="ListParagraph"/>
      <text:p text:style-name="Normal">In verses 23-26, God tells the Israelites to make an altar of stone and to not add anything to it. This altar is a representation of Jesus who is the perfect sacrifice meaning that if we add anything to it such as the thinking that we go to heaven based on our good works, then we are not trusting the sacrifice completely and profane it.</text:p>
      <text:p text:style-name="P100">Exodus chapter 21</text:p>
      <text:p text:style-name="Normal">The first part of this chapter talks about slavery and how God is trying to reduce the evils of slavery by adding certain laws and a lime limit. Slavery in the Old Testament was not abusive or harsh as slavery throughout history. During the Old Testament there was a type of good slavery in which slaves loved their master and willingly wanted to live with them for the rest of their lives. The Law gave protection over slave abuse. God prepared his people for the coming of Messiah through a gradual process and he usually makes us go through a gradual process before we can reach a certain blessing in our lives. Jesus’ mission was not to eliminate every violation of human dignity but to free humanity from its slavery to sin.</text:p>
      <text:p text:style-name="Normal">In verse 24 God is saying specifically that if a pregnant woman gets hurt by a bystander and the baby gets hurt then “you shall give eye for eye, tooth for tooth, hand for hand, foot for foot…” which shows that a baby’s life is just as important as a regular human. This Law does not apply for every injury we face and is not a justification of revenge, but it is there to keep thing out of hand – the penalty must fit the crime. In Sermon on the Mount Jesus says that instead of giving eye for an eye we should turn the other cheek to find a deeper form of justice.</text:p>
      <text:p text:style-name="P101">Exodus chapter 22</text:p>
      <text:p text:style-name="Normal">God provides more Laws for the people of Israel to function better in the world. Some conflicts were resolved by approaching the local sanctuary to take an oath before God (Exodus 22, 7-9). God is very serious how he wants people treat others and warn those who treat others badly, that God will have his revenge. We see that God is a God of justice and he does not let sin go unpunished.</text:p>
      <text:p text:style-name="P102">Exodus chapter 23</text:p>
      <text:p text:style-name="Normal">23: 1-9 God talks about keeping the truth to avoid evil and to help enemies. This was society were vengeance was common so God taught the people to be kind to their enemies – “When you come upon your enemy’s ox or donkey going astray, you must see to it that it is returned.” (Exodus 23, 4). “When you notice the donkey of one who hates you lying down under its burden, you should not desert him; you must help him with it” (Exodus 23, 5). These new Laws should still be present today – when we see something bad happening to others, we should try to help them, call the police, ambulance and don’t just ignore them because that would be considered a sin and ignoring them might be the reason they could die. These verses show the signs of Jesus who in the New Testament taught to love your enemies - “But I say unto you, Love your enemies, bless them that curse you, do good to them that hate you, and pray for them which despitefully use you, and persecute you” (Matthew 5:43–44). In verse 9 God tells the people to not hurt aliens (those who are not for the<text:s/><text:soft-page-break/>area). Today we should comfort those who are clueless and not part of any groups or struggle to make friends.</text:p>
      <text:p text:style-name="Normal">23: 20-23 God is sending an angel by our side that will take us to the place that the Father has prepared. This is referring to Jesus as he says – “And if I go and prepare a place for you, I will come again and will take you to myself, that where I am you may be also.” (John 14, 3). Also we are guarded by our guardian angels that protect our lives.</text:p>
      <text:p text:style-name="Normal">23: 28-30 God says that he will drive out Hivites, Canaanites and Hittites little by little and in one years instead of immediately. God often walks us through problems and situations little by little so that we may learn. He doesn’t take away our problems instantly because without suffering there wouldn’t be as much appreciation.</text:p>
      <text:p text:style-name="P103">Exodus chapter 24</text:p>
      <text:p text:style-name="P104">Atonement for sins</text:p>
      <text:p text:style-name="Normal">Moses builds an altar and then splashes the blood of the offering saying, “This is the blood of the covenant which the Lord has made with you according to all these words.” (Exodus 24, 8). In the New Testament during the Last Supper, Jesus says similar words regarding the new Covenant that we are a part of – “For this is my blood of the covenant, which will be shed on behalf of many for the forgiveness of sins.” (Matthew 26, 28). The reason why there is blood involved is because of sin that involves death meaning that there would need to be a blood substitute in order to atone for sins. Animals were substitute for the atonement of sins for people in the Old Testament. When the blood was sprinkled upon the altar, it symbolized the offering of the people's lives to God—a life that had symbolically passed through death and was sanctified by His grace. The sprinkling of blood upon the people represented the restoration of life, now renewed by God's grace. However, this was only a temporary solution and required continual repetition, as these sacrifices could not permanently atone for sin. In the New Testament, Jesus’ perfect sacrifice on the cross fulfilled this need once and for all. His atoning death covers all sins—past, present, and future—eliminating the need for repeated sacrifices. This ultimate sacrifice highlights why humanity needed a Messiah: to bear the wrath of God in our place and provide a final, perfect atonement for sin. As the author of Hebrews explains:<text:s/><text:span text:style-name="T105">“And every priest stands daily at his service, offering repeatedly the same sacrifices, which can never take away sins. But when Christ had offered for all time a single sacrifice for sins, he sat down at the right hand of God…For by a single offering he has perfected for all time those who are being sanctified.”</text:span><text:s/>(Hebrews 10:11-12, 14).</text:p>
      <text:p text:style-name="Normal">Additionally, Moses spent forty days and forty nights on Mount Sinai (Exodus 24:18), a period mirrored in the New Testament when Jesus fasted in the wilderness and faced temptation (Matthew 4:2; Luke 4:2). The number forty holds deep biblical significance. Israel wandered in the desert for forty years as part of their spiritual testing and growth (Deuteronomy 8:2). Similarly, after traveling for forty days, Elijah was sustained and strengthened by food provided by an angel (1 Kings 19:8). This number symbolizes periods of testing, spiritual trial, and ultimately, the strengthening of faith through God’s miraculous provision.</text:p>
      <text:p text:style-name="P106">Exodus chapter 25</text:p>
      <text:p text:style-name="Normal">God gives Moses precise instructions on how to build the temple. In verses18-20 God says to build two Cherubim which are in the form of human headed winged lions who formed the throne for the invisible Lord. These creatures are from heaven and yet God asks Moses to build an image of them on Earth which would be a contradiction to the First Commandment when God says that “You shall<text:s/><text:soft-page-break/>not make for yourself an idol or a likeness of anything in the heavens above or on the earth below or in the water beneath the earth” (Exodus 20, 4). If God ordered Moses to build an image of something that is in heaven, then that means that we can have images of things from heaven and in order not to break the First Commandment, we should not worship the image and make it an idol. The images are encouraged by God to be a reminder of him and strengthening faith in him. The tablets containing the Law, stored in the Ark of the Covenant, represented the entirety of the covenant between God and Israel, agreed upon at Mount Sinai. The Mercy Seat, located in the Holy of Holies, was the central feature of the Tabernacle. It symbolized God's throne on Earth and was a powerful reminder of His enduring mercy and presence. The Tabernacle itself was to be built with utmost care and precision because God’s dwelling place had to reflect His majesty, holiness, and perfection.</text:p>
      <text:p text:style-name="Normal">Ultimately, the Tabernacle was more than just a physical structure or a set of rules; it was a prophetic symbol of God's plan for redemption. It foreshadowed the coming of Jesus Christ, who would fulfill God’s promise to dwell among His people and provide eternal mercy and salvation.</text:p>
      <text:p text:style-name="P107">Exodus chapter 26</text:p>
      <text:p text:style-name="Normal">Exodus 26 provides detailed instructions for constructing the Tabernacle, the sacred dwelling place of God among His people during their time in the wilderness. The chapter emphasizes the precise materials, dimensions, and design of the Tabernacle, highlighting its significance as a reflection of God's holiness, order, and desire to dwell with His people.</text:p>
      <text:p text:style-name="Normal">The use of blue, purple, and scarlet fabrics carries symbolic meaning. Blue often represents divinity and heaven, reminding the Israelites of God's transcendence. Purple, a color associated with royalty, signifies God's sovereignty and majesty. Scarlet symbolizes the blood sacrifice necessary for atonement, foreshadowing the ultimate sacrifice of Christ for the forgiveness of sins. Together, these colors reflect God's divine plan for redemption through Jesus Christ, the King and Savior.</text:p>
      <text:p text:style-name="Normal">The curtains and coverings served to separate the Holy Place from the Most Holy Place, underscoring the holiness of God and the need for mediation between Him and humanity. This separation was ultimately bridged by Christ, whose death tore the veil in the Temple (Matthew 27:51), granting believers direct access to God.</text:p>
      <text:p text:style-name="Normal">The Tabernacle itself symbolizes Christ, who is described as the dwelling place of God among men (John 1:14:<text:s/><text:span text:style-name="T108">“The Word became flesh and made his dwelling among us”</text:span>). Each element of the Tabernacle—its structure, materials, and purpose—foreshadows aspects of Christ's work and identity. The Tabernacle was temporary, meant for the Israelites’ journey, just as Christ’s earthly ministry was a temporary part of God's eternal plan for humanity's salvation.</text:p>
      <text:p text:style-name="P109">Exodus chapter 27</text:p>
      <text:p text:style-name="Normal">The altar described in Exodus 27 had "horns" on its four corners, a feature that has been corroborated by archaeological findings. Four-horned altars have been uncovered throughout ancient Israel, particularly at Beersheba and Arad. According to Amos 3:14, one manifestation of divine judgment is that God will cut off the horns of the altar, causing them to fall to the ground. All of these precise measurements and details show how much thought and work God puts into his creation. Interestingly, Jesus' earthly profession as a carpenter further aligns with this divine focus on craftsmanship and creation. As the Son of God, He was not only a spiritual builder of the Kingdom but also a physical creator, showcasing His role in both the material and spiritual realms.</text:p>
      <text:soft-page-break/>
      <text:p text:style-name="P110">Exodus chapter 28</text:p>
      <text:p text:style-name="Normal">The priestly garments that Aaron and his sons had to wear were made for God’s beauty and his glory. In all these passages, what is brought or presented to the Lord apparently is for the benefit of the Lord’s remembrance. These items or gifts or sounds serve as reminders to God, just as he said the rainbow after the flood would be a reminder to him (Genesis 9:14–15).</text:p>
      <text:p text:style-name="P111">Exodus chapter 29</text:p>
      <text:p text:style-name="Normal">In verses 31-34 God says to biol the meat of the Lamb and eat it with bread. God says that what is left after they eat needs to be burned in a fire because it is holy. This tells us that some items on earth can be and are holy and hold significance. There are stories today that from statues and relics, that represent a holy person, miracles happen. In verse 37, just touching the altar will make you holy. God can choose to make certain items holy and show his healing power through them. So having statues of people like the Saints and Jesus is not necessarily idolatrous but can be a blessing. God wants to be next to us the entire time and we get that stronger connection by being in his church. His presence is truly there, especially in the Eucharist, and he is our one and only God. The priests are an essential part of the church that dedicate their lives to serve the Lord. Today we should pray for them as well as the nuns and everyone dedicating their lives to God.</text:p>
      <text:p text:style-name="P112">Exodus chapter 30</text:p>
      <text:p text:style-name="Normal">In Exodus chapter 30, God commands Moses to make special anointing oil and incense, both of which are to be used exclusively for sacred purposes. God explicitly warns the people not to replicate these holy items for personal use. Anyone who disobeys this command would be cut off from His people, emphasizing the sacredness of what is dedicated to God. This passage invites us to reflect on our own lives. Are there things we take or do for ourselves that should be dedicated to God? For instance, when we accomplish something good through the power of the Holy Spirit, do we forget that God is the one working in and through us and instead take the credit for ourselves? Or do we sometimes attend church out of obligation rather than a genuine desire to honor and remember Jesus’ sacrifice on the cross? This chapter reminds us to live in a way that is pleasing to God and to give Him the glory for all that He does in our lives. Everything we do should be an act of worship, acknowledging that He is the one who transforms and works through us. Our faith should be genuine and not an imitation of others.</text:p>
      <text:p text:style-name="P113">Exodus chapter 31</text:p>
      <text:p text:style-name="Normal">The chapter starts of by listing the works God wants the people of Israel to do and is a summary of what he has said in the last few chapters. After that, God reminds his people that we should rest on the Sabbath. He emphasizes that there needs to be a day dedicated to God and is holy. If the people did not keep the Sabbath and disrespected it, they would have been put to death. This shows how serious a command this is and could be the reason why today missing Mass on Sunday without any good excuse is considered a grave sin as it demonstrates a lack of reverence for God and His command to keep the day holy.</text:p>
      <text:p text:style-name="P114">Exodus chapter 32</text:p>
      <text:p text:style-name="P115">Power of prayer</text:p>
      <text:p text:style-name="Normal">The people of Israel get tired of waiting for Moses and decide to create a false God, a golden calf that they worship. They break the First Commandment by worshiping an idol and taking his name in vain – “Tomorrow shall be a feast to the Lord” (Exodus 32, 5). This can represent us as when we are<text:s/><text:soft-page-break/>waiting for something either a blessing or opportunity, we get impatient and take things into our own hands instead of waiting for God’s answer. We make a God for ourselves, and it starts becoming our idol.</text:p>
      <text:p text:style-name="Normal">God gets so mad that he plans to kill all of the people and start a new nation from Moses. However, Moses prays that God would change his mind. The question is why did God change his mind, shouldn’t He be never changing and know the future that will happen? The reason why God seems to change His mind could be because Moses interceded for the people of Israel before God. Because of this God heard Moses’s prayer and showed his divine mercy. A prayer can change everything for us. God doesn’t want to harm us, instead, He wants to take us, who are broken, and refashion us into something good. God hears us, and this chapter could be an indicator that we should constantly pray about things in our lives and let them be known to God and maybe he will change our future, make our paths straight, show his mercy. However, not all of our prayers will be answered if they are not correct – empty, without faith or wishing for the wrong things. In verse 10 God says that if Moses leaves Him alone, then He will unleash His wrath. However, if Moses isn’t selfish, He will not leave God alone and intercede for the nation so that God would not unleash His wrath. This is an encouragement for us to pray for one another so that God would not unleash His wrath onto us. In order for God to bless us, we must be the one’s who change our evil ways.</text:p>
      <text:p text:style-name="Normal">In Exodus chapter 3:5 we can see that God does not answer Moses prayer which was “Sent someone else” but here God accept his prayer because Moses asks God to show mercy and feels bad for the nation. He is a God who listens to our prayers, takes what we have to say seriously, and often adjusts his intentions. This has also been seen once before in Genesis chapter 18, when Abraham asked God to not destroy Sodom and Gomorrah if he finds 10 righteous people instead of 50. This indicates that our prayer for others can be influential in changing God’s plan for us and is a way of asking God to show his divine love and mercy for us. God being unchangeable means that He is faithful to His nature. He is a fair judge. If God said that He would bless the nation and the nation would start rejecting Him and living a wicked and blasphemous life, then God would be unfaithful to His nature. If He were continuing to bless the nation, then that would mean He is changing. Moses, by praying for the right intentions, allowed God to remain faithful to His nature and continue to walk with them. Let’s pray for each other because our prayer will be answered with the right intentions.</text:p>
      <text:p text:style-name="P116">Exodus chapter 33</text:p>
      <text:p text:style-name="Normal">33:1-11 The sin of God’s people set them further away from God. The Lord warned them that if he were to walk with them, he would most likely destroy them (Exodus 33:3). They could worship God but from a distance (Exodus 33:10). Sin separates us from God, that is why repentance is crucial to turn back to Him. Repentance means to turn away from sin, change your mind so that you can please God.</text:p>
      <text:p text:style-name="Normal">33:12-23<text:span text:style-name="T117"><text:s/></text:span>God maintained a closer relationship with Moses as He was pleased with him. God spoke to Moses “face to face” meaning that He directly spoke to Moses not through a dream or vision, or prophet. The phrase does not mean that Moses literally saw God because if a person sees the Lord, they die. Moses asked God to reveal His glory. God allowed Moses to see His back but not His face. This shows that we can know God and his character, but we will never be able to fully see Him and His greatness. In verse 19 God says that he will show mercy to those who he chooses and will show compassion to those who he chooses. This shows that He is the ultimate judge, and we shouldn’t think that we deserve anything from Him because we don’t. We should abuse his grace by willfully sinning and thinking that God will just forgive us because he chooses who he will forgive and if we<text:s/><text:soft-page-break/>are not genuine and don’t seek forgiveness then He might not forgive us. This is elaborated in Romans 9:10-18 which says that we don’t choose of work for God’s mercy because He chooses who He wants to forgive.</text:p>
      <text:p text:style-name="P118">Exodus chapter 34</text:p>
      <text:p text:style-name="Normal">God reveals His character and His glory to Moses. We see the main attributes of God and who He is – God is gracious, merciful, slow to anger, abounding in love, forgiving wickedness, rebellion, and sin but being a fair judge by not declaring the guilty guiltless (Exodus 34:6-7). Everything the Lord says autobiographically is something that God is or does for the benefit of others, especially his chosen people. Mercy toward Israel is independent of their responding in the right way. Even when Israel is disobedient it is still the recipient of the divine goodness. We need to be thankful for who God is and how great His attributes are because otherwise we wouldn’t be here today. God renews His Covenant with the nation and reminds Moses the rules that he had listed before. The Covenant that God is making is not a permanent Covenant and will later be changes into the Covenant we have today – “In speaking of a new covenant, he makes the first one obsolete. And what is becoming obsolete and growing old is ready to vanish away.” (Hebrews 8:13). God warns the people of Israel to not make a covenant with the people of the land they are about to inherit. Today we have the covenant with our Lord Jesus and have been purchased by his blood, thus, we should avoid making a covenant with the world and its darkness.</text:p>
      <text:p text:style-name="P119">Exodus chapter 35</text:p>
      <text:p text:style-name="Normal">In this chapter, Moses requests the people of Israel to start preparing to build the tabernacle. We see that most people bring what they have and offer generously. It shows that having a willing heart is essential when it comes to serving God. God calls us to give what we can to others, especially to the poor. As Paul says, “Each man should give what he has decided in his heart to give, not reluctantly or under compulsion, for God loves a cheerful giver” (2 Corinthians. 9:7). Just as the Israelites were not forced to contribute but did so out of love and obedience, we are also invited to serve God voluntarily, with gratitude and joy.</text:p>
      <text:p text:style-name="Normal"><text:span text:style-name="T120">Dear Lord,</text:span><text:s/>Thank You for the blessings You have given me. Help me to listen to Your voice and make wise decisions through the guidance of the Holy Spirit. Give me a generous and willing heart to share what I have with others, so that I may reflect Your love and kindness in all I do. Teach me to give freely and joyfully, knowing that everything I have comes from You. May my actions bring glory to You and help those in need. Amen.</text:p>
      <text:p text:style-name="P121">Exodus chapter 36</text:p>
      <text:p text:style-name="Normal">In this chapter people give more than there is needed for the construction of the tabernacle. It is a reminder that God gives us more than enough. The abundance of resources given by the Israelites reflects God's provision and their obedience. When God's people respond to Him with obedience and trust, He ensures that they have what they need to accomplish His plans. We shouldn’t worry about not having enough of something because God hears us and he provides – “Therefore do not be anxious, saying, ‘What shall we eat?’ or ‘What shall we drink?’ or ‘What shall we wear?’ <text:span text:style-name="T122">32 </text:span>For the Gentiles seek after all these things, and your heavenly Father knows that you need them all. <text:span text:style-name="T123">33 </text:span>But seek first the kingdom of God and his righteousness, and all these things will be added to you.” (Matthew 6:31-33).</text:p>
      <text:p text:style-name="P124">Exodus chapter 37</text:p>
      <text:soft-page-break/>
      <text:p text:style-name="Normal">The people of Israel continue to build the tabernacle providing every detail of their work. All of these details are here for a reason and they most likely are a resemblance of heaven. When we go to heaven, we will understand what all of these things meant.</text:p>
      <text:p text:style-name="P125">Exodus chapter 38</text:p>
      <text:p text:style-name="Normal">The Israelites build the altar maliciously following every instruction that God provided. God provides instructions in our life as well. As believers, we have to put our faith in Jesus as the ultimate sacrifice for our sins and follow his teachings.</text:p>
      <text:p text:style-name="P126">Exodus chapter 39</text:p>
      <text:p text:style-name="Normal">39:1 In this chapter the Israelites make the holy garments and priest clothes. The color blue represents heaven, the color purple represents royalty and scarlet represents the blood. These colors are a part of the holy garments meaning that these garments are pointing to Jesus. Jesus came down from heaven and took the form of the flesh and became blood. When we mix blue and red we get purple. Jesus who was 100% God and 100% man makes royalty, a kingship. By shedding His blood on the cross, our sins, who were red as scarlet, become white as wool.</text:p>
      <text:p text:style-name="Normal">The high priest of the Old Testament is Aaron which foreshadows the ultimate high priest in the New Testament which is Jesus – “Since then we have a great high priest who has passed through the heavens, Jesus, the Son of God, let us hold fast our confession.” (Hebrews 4:14). High priests were the ones that made intersession for the people of Israel just like now Jesus is the mediator between man and God and he is the one that makes our prayers acceptable to the Father.</text:p>
      <text:p text:style-name="Normal">39:2-3 We see that the ephod was woven of fine linen twined. The meaning of fine linen is explained in the book of Revelation to St. John 19:8 which represents the righteous deeds of the saints – “it was granted her to clothe herself with fine linen, bright and pure”— for the fine linen is the righteous deeds of the saints.” (Revelation 19:8). God makes us from dirty sinners into righteous saints by the sacrifice of the Lord Jesus. That is the most incredible miracle.</text:p>
      <text:p text:style-name="Normal">39:4 The shoulder straps also represent Jesus because He is the one that caried our sin that we couldn’t carry ourselves. He carries us in when we surrender to Him, when we realize that we can’t do it on our own.</text:p>
      <text:p text:style-name="Normal">39:8-9 The breast piece is something we wear above our chest, above our hearts. God is written on all our hearts through the power of the Holy Spirit. It is square because a square has four sides pointing to North, East, South, West across the world. The reason why it is folded double is because Jesus paid double for our sins as stated in Isaiah 40:2 – “Speak tenderly to Jerusalem, and cry to her<text:line-break/>that her warfare<text:span text:style-name="T127"><text:s/></text:span>is ended, that her iniquity is pardoned, that she has received from the Lord's hand double for all her sins.”</text:p>
      <text:p text:style-name="Normal">39:10-14 The stones are a part of the foundation of the New Jerusalem. What they represent is found in the book of Revelation. The first row of precious stones represents redemption (sardius), divine beauty of God (topaz), mercy and grace (carbuncle). The emerald in the second row represents the rainbow which, as explained in Revelation 4:3, represents Jesus who is sitting on the throne – “And he who sat there had the appearance of jasper and carnelian, and around the throne was a rainbow that had the appearance of an emerald.” (Revelation 4:3). Sapphire represents the throne of God (Ezekiel 1:26). Diamond represents the heart, also diamonds are the strongest and purest meaning it shows purity and strength – “Diamond is unbreakable”. Jacinth from the third row represents divine presence, wisdom. Agate represents foundation and unity. Beryl from the fourth<text:s/><text:soft-page-break/>row symbolizes protection, faithfulness, the onyx is like the onyx which was on the shoulder, it represents remembrance and intersession because the high priest interceded for the people while carrying the names on his shoulders. Jasper represents the glory of God (Revelation 21:11). The stones were engraved with the names of the twelve sons of Israel which were engraved on the twelve gates of New Jerusalem (Revelation 21:12-13). Everything comes from Christ – strength, authority, purity, wisdom, divine presence, eternal life. All of the stones represent Jesus and his character. These stones were found in the garden of Eden in Ezekiel 28:13 and show that Jesus was there from the beginning.</text:p>
      <text:p text:style-name="Normal">39:15-21 Chains represent the unbreakable covenant Jesus made on the cross for us. The love of God is unbreakable and secure. It will never be lost.</text:p>
      <text:p text:style-name="Normal">39:22-23 God prepared for us a heavenly robe that is untearable. He wants us to wear it for the rest of our lives so that we would be his children that can never be snatched out of His hands.</text:p>
      <text:p text:style-name="Normal">39:24-26 Pomegranate is a fruit that when you crack open you find hundreds of seeds inside. Jesus the fruit and we are the seeds (John 15:9). Without him we can do nothing.</text:p>
      <text:p text:style-name="Normal">After the Israelites finished all of their work and followed every detail the Lord gave them, Moses gave his approval of their work. When we do as the Lord says, he approves us and sees that we are trying. This applies to trying to sin less. When God sees that we are making progress and try not to sin as much as we used to because we love God, He approves of our work. That is how we can make the Lord satisfied, however, if our works are without faith then the Lord will not be pleased showing that Jesus is the main reason of our progress – “And without faith it is impossible to be well-pleasing unto him: for he that cometh to God must believe that he is, and that he is a rewarder of them that seek after him.” (Hebrews 11:6).</text:p>
      <text:p text:style-name="P128">Exodus chapter 40</text:p>
      <text:p text:style-name="Normal">The Israelites finish the job of building the tabernacle. Then a cloud came that filled the tabernacle with the glory of God. The glory of God was so strong that even Moses couldn’t enter the tabernacle. The Israelites would only go on their journey when the cloud rose from the tabernacle indicating that they always followed God and wanted Him to protect. Some decisions we make in life are our own selfish desires and then there is the decision God wants us to make. In order to find out what decisions God wants us to make in our lives, we must listen to His voice by reading the scripture, the gospel and if the decision we think of lines up with the Bible, then we know that the thought is from God.<text:s/></text:p>
      <text:p text:style-name="Normal">At the very end of Exodus, we see that God guards the tabernacle by providing a cloud during the day and a fire in the cloud at night. This is a reminder that God is always there and is always looking out for us, protecting us from deadly dangers and cares for us.<text:s/></text:p>
      <text:p text:style-name="P129"/>
      <text:p text:style-name="P130">The book of Leviticus</text:p>
      <text:p text:style-name="Normal">Introduction:</text:p>
      <text:p text:style-name="Normal">The third book of the Torah is called “Leviticus” because a good part of this book deals with concerns of priests, who are of the tribe of Levi. It focuses on sacrifices, offerings, priesthood and the operation of the sanctuary. It is a book explaining the Law to the Israelites. It continues forward after the narrative of Exodus.</text:p>
      <text:list text:style-name="LFO3" text:continue-numbering="true">
        <text:list-item>
          <text:p text:style-name="P131">The first 7 chapters discuss Ritual Sacrifices</text:p>
        </text:list-item>
        <text:list-item>
          <text:p text:style-name="P132">Chapters 8-10 discuss Ceremony of Ordination</text:p>
        </text:list-item>
        <text:list-item>
          <text:p text:style-name="P133">Chapters 11-16 discuss Laws regarding Purity</text:p>
        </text:list-item>
        <text:list-item>
          <text:p text:style-name="P134">Chapters 17-26 discuss Holiness Laws</text:p>
        </text:list-item>
        <text:list-item>
          <text:p text:style-name="P135">Chapter 27 discusses Redemption of Offerings</text:p>
        </text:list-item>
      </text:list>
      <text:p text:style-name="Normal">Where is Jesus?</text:p>
      <text:p text:style-name="Normal">He is the tabernacle, the sacrifice, the lamb, the Day of<text:s/>Atonement, the Jubilee.</text:p>
      <text:p text:style-name="P136">Leviticus chapter 1</text:p>
      <text:p text:style-name="Normal">In Leviticus 1, God provides detailed instructions about burnt offerings, which were to be sacrificed for the atonement of sins. The offering had to be fully consumed on the altar, symbolizing complete surrender and pointing to Jesus on the cross. Each person who brought a sacrifice was required to offer it with sincere worship, emphasizing that our faith in Jesus must also be genuine and heartfelt.</text:p>
      <text:p text:style-name="Normal">Faith is not merely a one-time declaration but a lifelong journey of love and devotion to Jesus. While our actions reflect our faith, it is important to remember that they are not what save us; salvation comes through grace. Our deeds are a response to the love we have for Jesus, demonstrating the sincerity of our faith.</text:p>
      <text:p text:style-name="Normal">The offerings, which could include a lamb or goat, prefigure Jesus as the Lamb of God who was sacrificed for our sins. His sacrifice is the ultimate, once-for-all offering that atones for humanity's sins. The aroma of the burnt offering was pleasing to the Lord because it represented the perfect sacrifice of Jesus, through whom people are made righteous before God and granted access to heaven. The doves and pigeons are representative of baptism and the Holy Spirit which came onto Jesus like a dove when he got baptized.</text:p>
      <text:p text:style-name="Normal">In verse 11 the offering had to be slaughtered in the north side because Jesus was killed in Calvary which was on the north side of Jerusalem.</text:p>
      <text:p text:style-name="Normal">Since sin separates us from God, God didn’t want us to be separated from Him so he made the sacrificial system so that the people would see the seriousness of their sins. Also, by having the Law they will find out that they cannot manage to keep all of it and that they are in desperate need of a savior who can set them free from their sin forever.</text:p>
      <text:p text:style-name="P137">Leviticus chapter 2</text:p>
      <text:p text:style-name="Normal">This chapter highlights the significance of grain offerings as a way to honor God. The first offering had to be unleavened bread which symbolizes purity and points to Christ, who lived a sinless life. Salt was also an important part of the offering, representing preservation and a lasting relationship<text:s/><text:soft-page-break/>with God. This simple act of bringing grain seasoned with salt was a way of showing devotion and faithfulness to the Lord. The Bible describes this offering as a "sweet aroma" to God, reminding us of the perfection of Jesus Christ, whose sacrifice is the ultimate act of love and redemption. Jesus also calls His followers the "salt of the earth" (Matthew 5:13), showing that we, through Him, are meant to bring goodness, preservation, and hope to the world. By believing in Him and living out our faith, we reflect His purity and love in our lives. This teaches us that even the simplest things, when done for God, can have deep meaning and eternal significance.</text:p>
      <text:p text:style-name="P138">Leviticus chapter 3</text:p>
      <text:p text:style-name="Normal">The focus of this chapter is the peace offerings which were representing the communion between man and God. The offerings weren’t completely consumed when sacrificed, instead, they were shared between God, the priest and the person who was giving the offering. This foreshadows Christ as He became human from a divine form and lived among us not only sharing His peace, wisdom and majesty but also sharing His blood and body which we celebrate and get to receive in the Eucharist.</text:p>
      <text:p text:style-name="P139">Leviticus chapter 4</text:p>
      <text:p text:style-name="Normal">In this chapter we see what priests and regular people who have sinned had to do to receive forgiveness. Regular people had to bring a goat to the priest who would sacrifice it and then the person would receive forgiveness. This sacrificial system foreshadowed the ultimate sacrifice of Christ, who gave His life for the forgiveness of our sins. In a similar cense today in the Catholic church when we go to confession, we confess our sins to the priest and to the Lord at the same time and then the priest makes the confession valid or invalid, assigns penance, which helps us turn back to God wholeheartedly.</text:p>
      <text:p text:style-name="Normal">Lord, grant me a contrite heart, open to Your mercy and healing. Help me to turn away from sin and embrace Your grace. Thank You for the gift of forgiveness and reconciliation. Amen.</text:p>
      <text:p text:style-name="P140">Leviticus chapter 5</text:p>
      <text:p text:style-name="Normal">The Lord says that if someone has information about something important and refuses to talk about it or withhold information when others ask then he has sinned. When someone makes a promise to someone than he has made a promise to God and has to keep it. If he fails, then he has sinned and needs forgiveness. God wants us to be people of truth and do what we say. When we ask for forgiveness, the high priest makes atonement for our sins which implies that Jesus is the high priest that gives our confessions to the Father which forgives us. God lists different items we can sacrifice for these types of sins going from a lamb to grain which means that this forgiveness is available to all.</text:p>
      <text:p text:style-name="Normal">When we sin without knowing that is still considered sin and we have broken God’s commandments for which we will be judged. A sin is always a sin because God is Holy and will not make excuses. There is also always forgiveness and grace. When we confess, we should also apologize for the sins that we don’t know we have committed so that God could forgive us.</text:p>
      <text:p text:style-name="P141">Leviticus chapter 6</text:p>
      <text:p text:style-name="Normal">This chapter talks about the daily offerings. The priest is required to keep the fire burning on the altar and to offer sacrifices regularly. This fire has to be burning at all times symbolizes that Jesus’s death on the cross isn’t a one-time event but has eternal significance, paying for our sins once and for all. The requirement for daily offerings reflects that God is always present and available to us. It<text:s/><text:soft-page-break/>reminds us that we should seek Him daily, living in constant repentance and faith, acknowledging the Lord’s sacrifice and grace continually.</text:p>
      <text:p text:style-name="P142">Leviticus chapter 7</text:p>
      <text:p text:style-name="Normal">The instructions of the peace offerings are given in verses 11-18. The meat had to be eaten on the same day and only people who were clean could eat it. It had to be consumed because it would rapidly spoil so that people would not think that meat had some sort of spiritual presence. If someone would disobey these rules, they would be “cut off” from his people because God requires them to be pure.</text:p>
      <text:p text:style-name="P143">Leviticus chapter 8</text:p>
      <text:p text:style-name="Normal">The chapter shows the ordaining process of the priests which were Aaron and his son’s. This process took seven days meaning it was a process that wasn’t rushed and is a symbol of the seven days of God’s creation. It shows that becoming a priest is a serious act and should not be taken lightly as Aaron and his sons could not leave the tent and engage in any sinful activities for the seven days otherwise, they would have died. If a person wants to become a priest, they have to be called and chosen by God just like God chose only Aaron and his sons to be the high priests. The priest must go all in for God getting rid of sinful behavior and wicked acts for the rest of his life. The Old Testament priesthood starts here; however, it is different from the New Covenant as it required repeated offerings whereas Jesus through His one sacrifice once and for all paid the debt for all of our sins. (CCC 1539-1543)</text:p>
      <text:p text:style-name="Normal">8:6 The priests had to be washed with water just like all believers have to be washed with the Holy Spirit in the Sacrament of Baptism. In Ephesians 5 Paul identifies water as the Word of God (Ephesians 5:25-27). The Word of God prepares us for service by cleansing our soul and purifying our spirit. The more we read the Word, the more we focus on Jesus instead of our sin. The Holy Spirit works in us even when we are reading passages that are boring or hard to understand. At the right time, the Holy Spirit will put the pieces together in a way that we will understand them.</text:p>
      <text:p text:style-name="Normal">8:14-24 The blood was applied to the ear, the thumb and big toe because we things we hear, the things we do and the places we go can pollute us which is why we need blood that will cleanse us and that blood is the blood of Jesus Christ.</text:p>
      <text:p text:style-name="P144">Leviticus chapter 9</text:p>
      <text:p text:style-name="Normal">After the ordination process, the priests had to bring three offerings: a sin offering, a burnt offering and meal offering. The first offering was the sin offering which tells us that before we can be used by the Lord, we have to be right with the Lord in regard to sin. We must confess our sins to Him and then do good works, otherwise they might be hindered.</text:p>
      <text:p text:style-name="Normal">9:22 After Aaron left the tabernacle, he blessed the people. This can be applied to us. After we read the Word of God and stay in God’s presence, we should go out and by the power of the Holy Spirit bless others by doing good works. We should also share the Word of God to other unbelievers.</text:p>
      <text:p text:style-name="Normal">9:23-24 When God revealed His glory to His people, He revealed His righteousness, holiness, truth, wisdom, and grace. This glory was also revealed by His son Jesus which we can experience today by reading His Word “And the Word became flesh and dwelt among us, and we have seen his glory, glory as of the only Son<text:span text:style-name="T145"><text:s/></text:span>from the Father, full of grace and truth” (John 1:14). This sign was so beautiful that the people shouted for joy, which implies worship, and fell on their faces out of respect.</text:p>
      <text:soft-page-break/>
      <text:p text:style-name="P146">Leviticus chapter 10</text:p>
      <text:p text:style-name="Normal">10:1-2 When Nadab and Abihu disobeyed God, the fire consumed them, and they were killed instantly. This teaches us that we must follow God’s commands carefully and with respect. While disobeying God today might not lead to immediate consequences, those who reject Jesus for their entire lives will face judgment on the Last Day. Jesus is the only way to heaven, so we must trust in His sacrifice and live according to His will for the rest of our lives. Nadab and Abihu are an example of people who believed in God and followed His commands but later chose to disobey and break His rules. They had witnessed God’s glory and gone through the entire process of preparation—they were washed, robed, anointed with oil and blood, and even stayed in the tabernacle for seven days. Yet, they threw all of this away when they disobeyed God. Similarly, even after following Jesus, we still disobey Him by sinning (like Peter, who knew Jesus well but denied Him three times). However, we have something Nadab and Abihu did not—the opportunity to change our ways and repent. Their quick deaths show that life can end at any moment and that we shouldn’t put off God until later in life as we don’t know when death will catch us.</text:p>
      <text:p text:style-name="Normal">10:5-7 Moses instructed Aaron and his family not to mourn the deaths of Nadab and Abihu. Though it may seem unfair that their lives were taken so quickly, God’s plan is always perfect. Their deaths demonstrate the seriousness of rejecting God. Without this event, we wouldn’t learn this important lesson, and the significance of this chapter might have been lost over time.</text:p>
      <text:p text:style-name="Normal">10:16-20 Eleazar and Ithamar also disobeyed God by not eating the meat in the Holy Place. However, unlike Nadab and Abihu, they were not struck down but were given a warning by Moses and were allowed to continue living. This highlights God’s grace and patience. Even when we break His law, He often gives us opportunities to repent, turn away from sin, and continue living in obedience.</text:p>
      <text:p text:style-name="P147">Leviticus chapter 11</text:p>
      <text:p text:style-name="Normal">God reveals which animals cannot be touched or eaten because they would make people unclean. God wants us to be clean and not defiled because we are called to be holy as He is holy (Leviticus 11:45). These rules about clean and unclean animals affected ritual purity and did not directly address sin. God prohibited eating these animals because the listed animals were filthy and fed on filthy things such as mud. God wanted to prevent us from catching diseases, He cares for our health. Fat is forbidden because it contributes to heart disease. It’s not specifically eating that makes you clean or unclean but rather the compliance and obedience to God’s command.</text:p>
      <text:p text:style-name="Normal">Sin is what truly makes us unclean because sin is breaking the law of God. We can only enter heaven if we are holy and pure, which is why, before we reach heaven, we must go through a purification process to cleanse us of all sins we committed before our death. This process is called purgatory (CCC 1030-1032).</text:p>
      <text:p text:style-name="Normal">Another reason why God distinguished clean and unclean animals is because the animals’ represented nations. The clean animals represented Israel who was the only clean nation in God’s eyes which was set apart for God’s glory. The other nations were sinful and unclean. God wanted other nations to become clean too and Israel was the set example through which God worked. All the nations, including Jews and Gentiles, were ultimately made clean by the sacrifice of Jesus on the cross. In order to become clean, we must accept Jesus by faith, confess with our mouth and He will wash away our sins.</text:p>
      <text:soft-page-break/>
      <text:p text:style-name="Normal">11:3 The cleanliness of animals was determined by how they walked and what they ate. Similarly, when we walk with Jesus, we are made into new creations (2 Corinthians 5:17). There must be a visible difference in our way of living compared to the rest of the world. This difference is shown by the fruits we produce in our lives.</text:p>
      <text:p text:style-name="Normal">11:13-20 Ravens are considered unclean birds in the Bible, yet in 1 Kings, God uses ravens to bring food to Elijah (1 Kings 17:6). This reminds us that God can use anyone—whether they are a believer or an unbeliever—to fulfill His purpose and carry His message. Because of this, we must treat everyone equally and love our neighbors as ourselves.</text:p>
      <text:p text:style-name="Normal">11:33-36 An earthen vessel had to be destroyed if an unclean animal touched it. However, if an unclean animal fell into a fountain or a pit of water, the water remained unaffected. This points to Jesus Christ, who is the Living Water (John 4:7). He is not affected by our sins because He is perfect. Instead, He cleanses us and makes us pure if we trust in Him and turn from our old ways.</text:p>
      <text:p text:style-name="Normal">11:37-40 The seed in this context can symbolize the Word of God, as Peter writes, “Since you have been born again, not of perishable seed but of imperishable, through the living and abiding word of God” (1 Peter 1:23). The seed can become unclean for those who do not read it with faith and instead look for faults or mistakes in the text. Rejecting parts of the Word because they do not align with personal understanding can put a person at risk of abandoning their faith. Some things we read in Scripture may be beyond our full understanding, but that does not make them untrue.</text:p>
      <text:p text:style-name="P148">Leviticus chapter 12</text:p>
      <text:p text:style-name="Normal">When a woman gave birth, she was considered unclean and couldn’t participate in tabernacle worship for seven days. This didn’t mean giving birth was a sin; it was simply because the process involved blood, which made her ritually unclean. Being unclean wasn’t sinful, but it meant the person couldn’t take part in ceremonies in the tabernacle, which was a holy place.</text:p>
      <text:p text:style-name="Normal">The baby was to be circumcised on the eighth day, showing the importance of addressing sin early since circumcision in the Old Testament symbolized what Baptism does for us today. The reason women were considered unclean longer after giving birth to a girl than a boy might be because girls couldn’t be circumcised. Today, God calls us all to have our hearts circumcised—meaning a spiritual transformation—so that we can draw closer to Him and be made clean.</text:p>
      <text:p text:style-name="P149">Leviticus chapter 13</text:p>
      <text:p text:style-name="Normal">Leprosy was considered a very serious disease because there was no cure for it at the time. This chapter is important because it shows how God provided measures to prevent the spread of the disease, including instructions for the people to visit the priest for evaluation. Those who contracted leprosy were deemed unclean and were forced to live apart from their families and communities as outcasts. Leprosy began as small red spots but would spread throughout the body, eventually eating away at the flesh and leading to death. In many ways, it is like sin—starting small, growing over time, disappearing temporarily, and then returning to cause decay and destruction.</text:p>
      <text:p text:style-name="Normal">In the New Testament, Jesus demonstrated compassion for these outcasts by healing and making them clean (Matthew 8:2–4; Luke 17:11–17). These lepers were healed because they believed in Jesus as Lord and sought Him. If we seek the Lord with all our hearts, He will cleanse us from sin and help us love what is righteous. No sin is too great for God to forgive. Even when sin consumes us, Jesus can make us pure and white as snow.</text:p>
      <text:soft-page-break/>
      <text:p text:style-name="Normal">13:45 The words “Unclean! Unclean!” are a symbol of grief and isolation. This same cry is heard from the survivors of Jerusalem’s destruction (Lamentations 4:15).</text:p>
      <text:p text:style-name="P150">Leviticus chapter 14<text:alphabetical-index-mark text:string-value="Birds in the bible"/></text:p>
      <text:p text:style-name="Normal">14:1-3 Even though leprosy was uncurable at that time, it was found that someone had been healed of this disease. This was because they had a similar skin disease to leprosy, however, that disease was curable. After they were cured, they had to visit the priest who confirmed that the person was ritually clean. That is why Jesus says to the lepers He healed to go and visits a priest (Matthew 8:4, Mark 1:44, Luke 5:14, 17:14).</text:p>
      <text:p text:style-name="Normal">14:4 Wood represents the cross, scarlet represents the blood, hyssop was the brush with which people applied blood in their home during Passover which represents sacrifice.</text:p>
      <text:p text:style-name="Normal">14:5-7 The birds represent Jesus. The first bird had to be killed because Jesus was killed for our sins and the second bird was let loose because Jesus rose from the dead on the third day. Jesus was also sacrificed outside the camp, outside Jerusalem (Hebrews 13:11-13). Since these people were thought to have leprosy and were alienated from the community, their return could symbolize our return to the Lord. Before we walk with the Lord, we can feel lonely and alienated. When we return to Him and repent, we are made clean. The birds can also be a symbol of Baptism as when Jesus got Baptized, the Holy Spirit descended on Him like a dove (Luke 3:22). The leper was sprinkled seven times because seven is the number of perfection, of completion.</text:p>
      <text:p text:style-name="Normal">14:8 The person had to shave all his dead and wash himself in the water. When we are Baptized, we become new creatures with new desires and are clean from sin.</text:p>
      <text:p text:style-name="Normal">14:41-44 If one room of the house is affected by leprosy, then the entire house is affected. If we commit one sin, then our entire body is affected by sin, we break the entire law. Jesus is the cure that heals us. When we repent, we can’t come back to that sin, instead we need to clean our home by letting go of sin.</text:p>
      <text:p text:style-name="P151">Leviticus chapter 15</text:p>
      <text:p text:style-name="Normal">This chapter talks about impurities associated with discharges of male and female reproductive system. When these things happened, God orders people to stay clean, wash themselves with water. This predated medical knowledge by thousands of years by teaching the importance of being clean. If someone is unclean and they come into contact with someone that is clean, their uncleanliness is transferred to the person who is clean. This principle was reversed by Jesus as when we touched an unclean person, He made them clean “And Jesus stretched out his hand and touched him, saying, “I will; be clean.” And immediately the leprosy left him.“ (Luke 5:13)</text:p>
      <text:p text:style-name="P152">Leviticus chapter 16</text:p>
      <text:p text:style-name="Normal">The letter to the Hebrews references this passage in order to explain Jesus’ sacrifice. Just like the high priest who would enter the most holy place once a year and would sacrifice the blood of the goat to receive forgiveness of all sins, Jesus entered the holy place once for all and by His blood on the cross, not the blood of the goats, He washed away all past, present and future sins of all humanity (Hebrews 9:12, 24-28).</text:p>
      <text:p text:style-name="Normal">16:1-2 The high priest could only enter the most holy place once a year and was strictly forbidden to enter it whenever he wanted. A veil in the tabernacle separated the holy, inner room from the rest of the sanctuary in which the Ark of the Covenant was reserved. On the top of the Ark was the mercy<text:s/><text:soft-page-break/>seat, which represented the presence of God. Unlike the high priests in the Old Testament, we always have access to the holy of holies (Jesus).</text:p>
      <text:p text:style-name="Normal">16:5-6 Firstly, the high priest had to make an offering for his sins because he was a sinner too just like the rest of us. But our high priest Jesus didn’t have to make a sacrifice for himself because He was without sin. His sacrifice was for us and all of our sins.</text:p>
      <text:p text:style-name="Normal">16:7-10 The first goat had to be sacrifices because the wages of sin is death (Romans 6:23) meaning that in order to pay the dept of sin, one must sacrifice himself. The other goat was spared because if we confess our sins, God is faithful and just to forgive us (1 John 1:9).</text:p>
      <text:p text:style-name="Normal">16:44 The blood had to be sprinkled seven times not only because seven is the number of perfection, but because when Jesus died, He bled from seven points. This prefigures that Christ’s sacrifice would be perfect.</text:p>
      <text:p text:style-name="Normal">16:29 This verse means that people had to fast and not consume any food. The day of Atonement was on the seventh month and tenth day because seven means the number of perfection and ten is the number of moral commandments. We can’t keep the commandment which is why there needs to be a perfect sacrifice for sin. “The day was the most solemn of all the Old Testament rituals. So significant was it that in later Jewish tradition it came to be called just that, ‘The Day’ (Yoma).” (Mark F. Rooker)</text:p>
      <text:p text:style-name="P153">Leviticus chapter 17</text:p>
      <text:p text:style-name="Normal">This chapter focuses on the importance and sacredness of blood. God first orders people not to eat blood as early as Genesis chapter 9:4. Here, He declares that life in the flesh is in the blood (Leviticus 17:11). That is why when Jesus died on the cross and shed his blood, He gave us life. Life belongs to God alone. The blood points to the perfect sacrifice of Jesus. Eating the blood of animals would mean profaning the blood of Jesus. Even though eating blood was prohibited, Jesus orders every believer to drink His blood in John 6. What he meant by drinking His blood was not in a cannibalistic way but instead, He was talking about the Eucharist—the true presence of Christ which gives us life “In him we have redemption through His blood, the forgiveness of our trespasses, according to the riches of his grace.” (Ephesians 1:7)</text:p>
      <text:p text:style-name="Normal">17:1-4 Any animal slaughtered had to be brought to the tent of meeting as an offering. This is different from Deuteronomy 12:15-28, which allows those living too far from the temple to slaughter an animal for food at home without offering it as a sacrifice.</text:p>
      <text:p text:style-name="P154">Leviticus chapter 18</text:p>
      <text:p text:style-name="Normal">This chapter talks about laws, specifically sexual acts, that are still relevant to this day because breaking them would mean committing adultery. The Lord emphasizes these laws by saying “I am the Lord your God” which shows how serious they are. God wants His nation to not commit these sins to stand out as a nation and to show a good example to other nations.</text:p>
      <text:p text:style-name="Normal">18:2 This phrase “I am the Lord your God” appears many times in chapters 17-26 to emphasize the importance of the laws and that they are given from the divine lawgiver to the people.</text:p>
      <text:p text:style-name="Normal">18:3-4 God doesn’t want the nation of Israel to act like they used to in Egypt or like the people of Cannan because He wants the nation to be a good example of faithfulness to God.</text:p>
      <text:p text:style-name="Normal">18:5 This verse says that people are alive when they try to keep the commandments. This is later changed in the New Testament as we find out that the law is what kills us because we are not able<text:s/><text:soft-page-break/>to keep it. We are now justified by believing the Son Jesus Christ who was the one that managed to keep all the laws.</text:p>
      <text:p text:style-name="Normal">18:6 To uncovering nakedness means to have sexual intercourse. By revealing this, we can interpret seeing the nakedness of the Noah in Genesis 9 to mean that Ham could have had sexual intercourse with Noah’s wife or it was meant to prefigure these kinds of practices of the Canaanites.  In Genesis 9, Shem and Japheth were blessed for covering Noah’s sin but in Joshua 7, Achan’s family was stoned for doing that very thing. This raises the question—should we expose the sin of others? When Jesus’ disciples argued over which is the greatest, He answered by washing their feet in John 13. This shows us that we can only “uncover the nakedness” of one another’s sin if we are willing to get on our knees. First we need to deal with our own faults and then see how we can help others. The wrong way of dealing with other people’s problems is condemning them. The right way of handling problems is by approaching the matter with a humble and helpful attitude.</text:p>
      <text:p text:style-name="Normal">18:21 People sacrificed children to the god Molech.</text:p>
      <text:p text:style-name="Normal">18:22 Homosexuality is an abomination to God. The churches that are affirming and accepting this behavior are false churches that are now becoming more active. We should love homosexuals by not being mean to them but inviting them to the true church and spreading the message of the gospel not in a hateful manner.</text:p>
      <text:p text:style-name="P155">Leviticus chapter 19</text:p>
      <text:p text:style-name="Normal">This chapter repeats the ten commandments and goes in depth explaining them. By keeping the commandments, we become holier and more like God. The whole Christian life is seeking holiness and maintaining a closer relationship to God. A deeper explanation of each commandment is provided in the commentary in Exodus chapter 20.</text:p>
      <text:p text:style-name="Normal">19:4 Making God for ourselves for the sake of worshiping it is a sin, however, having statues of Christian figures such as saints or Jesus for the sake of reminding us of the real person is not a sin if we don’t worship the statues.</text:p>
      <text:p text:style-name="Normal">19:15 A righteous judgment to our neighbor would be telling them to repent of their sins and turn away from them. We shouldn’t say that they are going to hell because of what they did because they could later repent and trust in God. Only God is the true judge.</text:p>
      <text:p text:style-name="Normal">19:17 Jesus teaches how we should act when our brother’s sin against us “If your brother sins against you, go and tell him his fault, between you and him alone. If he listens to you, you have gained your brother.” (Matthew 18:15). Even if our brother doesn’t listen to us, we shouldn’t hate him, instead, we should pray from him.</text:p>
      <text:p text:style-name="Normal">19:18 We see the second part of the greatest commandment here “Love your neighbor as yourself”. This is an essential teaching which Jesus emphasizes in the New Testament along with loving God with all our heart, soul and mind (Matthew 19:19, Luke 10:27.</text:p>
      <text:p text:style-name="P156">Is getting tattoos a sin?</text:p>
      <text:p text:style-name="Normal">In verse 28 God prohibits any tattoos or cuts on your body for the dead. God had to create this commandment because of pagan practices. Pagans used to cut themselves for the dead as an act of worship to false gods. God wanted Israel to be different and only worship one God which is why He prohibited getting tattoos.</text:p>
      <text:soft-page-break/>
      <text:p text:style-name="Normal">The question is if getting tattoos today is a sin? Since God provided this commandment for the sake of not worshiping other God’s, our intention of getting tattoos matters. As long as the tattoos do not promote profanity, other gods and goddesses, nor are meant for worshipping the devil and are not for evil intent, then getting tattoos aren’t sinful. God wants us to do all things for His name whether it would be eating or drinking or getting tattoos “So, whether you eat or drink, or whatever you do, do all to the glory of God” (1 Corinthians 10:31). Are intentions have to be pleasing to God.</text:p>
      <text:p text:style-name="P157">Leviticus chapter 20</text:p>
      <text:p text:style-name="Normal">In this chapter God repeats some of the laws He has given to the nation of Israel. The consequences of breaking these laws, that are part of the Ten Commandments, were severe. People would have been put to death. This harsh consequence emphasizes that no matter what you do, you can’t break these laws because you are a nation that God has chosen, so you must walk in holiness.</text:p>
      <text:p text:style-name="Normal">20:6-8 God forbids talking to the dead and familiar spirits. Does this mean we can’t ask for intercession of the saints? Saints are people that are taken into heaven and are not considered dead because they believed in the word of Jesus and are perfected in heaven “Truly, truly, I say to you, if anyone keeps my word, he will never see death.” (John 8:51). This commandment forbids talking to demonic spirits or psychics for guidance, revelation or worship.</text:p>
      <text:p text:style-name="P158">Leviticus chapter 21</text:p>
      <text:p text:style-name="Normal">Priests are required to have greater holiness and stricter obedience to God because God has chosen them to work for Him. Ordained priest today are also expected to have a stricter obedience to God than a normal person because a priest devotes his entire life for God. However, the more we walk with God, the more we should strive to please Him and walk in more holiness. Note that our works are not what saves us, only God alone saves us through His grace, however, real and genuine faith must be shown by our works and constant walk with the Lord thought our entire lives.</text:p>
      <text:p text:style-name="Normal">In this chapter we see that priests are allowed to marry women but they have to be godly. In the Catholic church, priest are not allowed to marry, because it is better for them to put all of their focus on serving God than trying to on top of that to sustain a family. A priests life requires a large amount of dedication to work for God. Paul talks about this and says that it is better to stay unmarried so that our focus wouldn’t be all over the place.</text:p>
      <text:p text:style-name="P159">Leviticus chapter 22</text:p>
      <text:p text:style-name="Normal">22:3 Being cut off from the presence of God in this verse means being removed from the ministry. Sin creates separation from the ability to minister. When we are in sin we need to get right with God first before we can continue walking further with Him. Active repentance is necessary in every Christian’s life. Just because Christ paid for all of our sins doesn’t mean that we ask for forgiveness once. We fall short of the glory of God everyday and need to repent. Before we receive the Eucharist, we must be right with God and free from mortal sin (CCC 1098, 1133)</text:p>
      <text:p text:style-name="Normal">22:4 Our ability to be able to eat from the word will be hindered if we are unclean. God emphasizes the importance of being clean.</text:p>
      <text:p text:style-name="Normal">22:22-25 Our eyes should not be blind nor disabled, nor full of sin, nor foreign from Jesus. We should walk with the Lord every day and be familiar with His teachings.</text:p>
      <text:p text:style-name="P160">Leviticus chapter 23</text:p>
      <text:soft-page-break/>
      <text:p text:style-name="Normal">This chapter focuses on special feast days, a liturgical calendar for Israel. The Sabbath had to be celebrated weekly. That is why going to Church on a weekly basis is essential to every Christian’s life. The Sabbath is Jesus because we find rest in Him “Come to me, all who labor and are heavy laden, and I will give you rest.” (Matthew 11:28). All of the feast days were a celebration of God’s work, not our own work. God accomplishes everything Himself through the entire Bible, we are invited to believe in what He has done and trust in Him.</text:p>
      <text:p text:style-name="Normal">The Passover was a holiday celebrates God’s deliverance. God freed the Israelites from slavery in Egypt.</text:p>
      <text:p text:style-name="Normal">Unleavened Bread festival celebrates the exodus from Egypt. It is a reminder that people of Isreal entered a new way of living.</text:p>
      <text:p text:style-name="Normal">First Harvest festival celebrates the first crops of the barley harvest. It is a reminder of how God provides for His people.</text:p>
      <text:p text:style-name="Normal">Pentecost festival celebrates the end of the barley harvest and beginning of the wheat harvest.</text:p>
      <text:p text:style-name="Normal">The festival of Trumpets celebrates the new civil year. It is a reminder to express joy and be thankful to God.</text:p>
      <text:p text:style-name="Normal">The Day of Atonement celebrates the removal of sin from people and the nation. It is a reminder that God wants us to return to Him and He will make us righteous if we trust in Him.</text:p>
      <text:p text:style-name="Normal">The fest of Shelters celebrates God’s protection and guidance in the wilderness. It is a reminder that God will protect us and guides us, He wants us to walk with Him through our entire life.</text:p>
      <text:p text:style-name="P161">Leviticus chapter 24</text:p>
      <text:p text:style-name="Normal">The lamp had to be shining the entire day because it is a reminder that God’s presence is always with us. He always takes care of us even when we don’t realize it. In churches and chapels where the Blessed Sacrament is reserved, a sanctuary lamp burns to indicate the Real Presence of Christ in the tabernacle.</text:p>
      <text:p text:style-name="P162">The cost of blasphemy against God</text:p>
      <text:p text:style-name="Normal">Blasphemy against God was punishable by death which was the same consequence for murder. This shows that disrespecting the Holy name of God we are committing murder. In a way we are killing ourselves by blaspheming God because God will not die but we will. Whenever the name of our God who is transcendent, holy, perfect, full of mercy, gracious, benevolent, kind, and good is profaned, blasphemed, trivialized, His reputation is slaughtered. Unfortunately, blasphemy against God today has become very frequent and common. Most people blaspheme God’s name without realizing it—they use it as a cuss word. It is essential to stop this practice because, instead of praising God for everything He has done and all of His creation, we are cursing Him and act as gods ourselves. Blasphemy against the Holy Spirit is the only sin in the New Testament that is unforgivable “And whoever speaks a word against the Son of Man will be forgiven, but whoever speaks against the Holy Spirit will not be forgiven, either in this age or in the age to come.” (Matthew 12:32). A life of rejecting God and not repenting will lead many people to eternal doom. This commandment in the New Testament is different than cursing God because here it refers to a continuing rejection and blasphemy against the Holy Spirit. Even if we did curse God or blaspheme Him, we can still repent and the time to do so is now. God will forgive us if our repentance is genuine. But this is not an excuse to continue disrespecting God. So let’s take the commandment<text:s/><text:soft-page-break/>of blasphemy very seriously. “If we compare <text:a xlink:href="https://www.newadvent.org/cathen/07441a.htm" office:target-frame-name="_top" xlink:show="replace"><text:span text:style-name="Hyperlink">murder</text:span></text:a> and <text:a xlink:href="https://www.newadvent.org/cathen/02595a.htm" office:target-frame-name="_top" xlink:show="replace"><text:span text:style-name="Hyperlink">blasphemy</text:span></text:a> as regards the objects of those <text:a xlink:href="https://www.newadvent.org/cathen/14004b.htm" office:target-frame-name="_top" xlink:show="replace"><text:span text:style-name="Hyperlink">sins</text:span></text:a>, it is clear that <text:a xlink:href="https://www.newadvent.org/cathen/02595a.htm" office:target-frame-name="_top" xlink:show="replace"><text:span text:style-name="Hyperlink">blasphemy</text:span></text:a>, which is a <text:a xlink:href="https://www.newadvent.org/cathen/14004b.htm" office:target-frame-name="_top" xlink:show="replace"><text:span text:style-name="Hyperlink">sin</text:span></text:a> committed directly against <text:a xlink:href="https://www.newadvent.org/cathen/06608a.htm" office:target-frame-name="_top" xlink:show="replace"><text:span text:style-name="Hyperlink">God</text:span></text:a>, is more grave than <text:a xlink:href="https://www.newadvent.org/cathen/07441a.htm" office:target-frame-name="_top" xlink:show="replace"><text:span text:style-name="Hyperlink">murder</text:span></text:a>, which is a <text:a xlink:href="https://www.newadvent.org/cathen/14004b.htm" office:target-frame-name="_top" xlink:show="replace"><text:span text:style-name="Hyperlink">sin</text:span></text:a> against one's neighbor. On the other hand, if we compare them in respect of the harm wrought by them, <text:a xlink:href="https://www.newadvent.org/cathen/07441a.htm" office:target-frame-name="_top" xlink:show="replace"><text:span text:style-name="Hyperlink">murder</text:span></text:a> is the graver <text:a xlink:href="https://www.newadvent.org/cathen/14004b.htm" office:target-frame-name="_top" xlink:show="replace"><text:span text:style-name="Hyperlink">sin</text:span></text:a>, for <text:a xlink:href="https://www.newadvent.org/cathen/07441a.htm" office:target-frame-name="_top" xlink:show="replace"><text:span text:style-name="Hyperlink">murder</text:span></text:a> does more harm to one's neighbor, than <text:a xlink:href="https://www.newadvent.org/cathen/02595a.htm" office:target-frame-name="_top" xlink:show="replace"><text:span text:style-name="Hyperlink">blasphemy</text:span></text:a> does to <text:a xlink:href="https://www.newadvent.org/cathen/06608a.htm" office:target-frame-name="_top" xlink:show="replace"><text:span text:style-name="Hyperlink">God</text:span></text:a>. Since, however, the gravity of a <text:a xlink:href="https://www.newadvent.org/cathen/14004b.htm" office:target-frame-name="_top" xlink:show="replace"><text:span text:style-name="Hyperlink">sin</text:span></text:a> depends on the <text:a xlink:href="https://www.newadvent.org/cathen/08069b.htm" office:target-frame-name="_top" xlink:show="replace"><text:span text:style-name="Hyperlink">intention</text:span></text:a> of the <text:a xlink:href="https://www.newadvent.org/cathen/05649a.htm" office:target-frame-name="_top" xlink:show="replace"><text:span text:style-name="Hyperlink">evil</text:span></text:a> will, rather than on the effect of the <text:a xlink:href="https://www.newadvent.org/cathen/01115a.htm" office:target-frame-name="_top" xlink:show="replace"><text:span text:style-name="Hyperlink">deed</text:span></text:a>, it follows that, as the blasphemer intends to do harm to <text:a xlink:href="https://www.newadvent.org/cathen/06608a.htm" office:target-frame-name="_top" xlink:show="replace"><text:span text:style-name="Hyperlink">God's</text:span></text:a> <text:a xlink:href="https://www.newadvent.org/cathen/07462a.htm" office:target-frame-name="_top" xlink:show="replace"><text:span text:style-name="Hyperlink">honor</text:span></text:a>, absolutely speaking, he <text:a xlink:href="https://www.newadvent.org/cathen/14004b.htm" office:target-frame-name="_top" xlink:show="replace"><text:span text:style-name="Hyperlink">sins</text:span></text:a> more grievously that the murderer. Nevertheless <text:a xlink:href="https://www.newadvent.org/cathen/07441a.htm" office:target-frame-name="_top" xlink:show="replace"><text:span text:style-name="Hyperlink">murder</text:span></text:a> takes precedence, as to punishment, among <text:a xlink:href="https://www.newadvent.org/cathen/14004b.htm" office:target-frame-name="_top" xlink:show="replace"><text:span text:style-name="Hyperlink">sins</text:span></text:a> committed against our neighbor.” (St. Thomas Aquinas<text:s/><text:span text:style-name="T163">Summa Theologiae</text:span>, II-II, Q.13)</text:p>
      <text:p text:style-name="Normal">24:19-23 This passage seeks to bring justice and restraint. It doesn’t say if someone knocks your tooth out you should burn their house. Instead, it says a tooth for a tooth, an eye for and eye.</text:p>
      <text:p text:style-name="Normal">24:22 The same commandants apply not only to Israelites but to the “aliens”. The same commandments apply not only to Christians but to atheist and other non-Christians. Whether you believe in God or not that will not change reality. All people will be judged according to the law except if they believe in Jesus and His work on the cross. Then that will be counted as righteousness.</text:p>
      <text:p text:style-name="P164">Leviticus chapter 25</text:p>
      <text:p text:style-name="Normal">In this chapter, God provides instructions on how to celebrate the jubilee year, emphasizing the importance of obedience to His commands. The jubilee is a year of rest and freedom as during this year, slaves were freed. Our Jubilee is Jesus because He not only brings us rest but sets us free from sin and temptation.</text:p>
      <text:p text:style-name="Normal">Verse 18 reminds us that if we follow His laws, we will live safely. This is a profound promise—God assures us that His protection and provision are guaranteed when we walk in faith and obedience. He promises that there will be enough for us, even in times of rest like the jubilee year, where no planting or harvesting occurs. Trusting Him means believing that His plan will never fail.</text:p>
      <text:p text:style-name="Normal">But how often do we truly trust God? Doubt can creep into our hearts, especially during uncertain times. Yet, we must remember that God’s Word is always true—He cannot lie (Titus 1:2). Doubts arise from our sinful hearts and the enemy. Trust in the Lord is an act of surrender, acknowledging that His ways and thoughts are higher than ours (Isaiah 55:8-9).</text:p>
      <text:p text:style-name="Normal">Just like the Israelites were called to trust God by relying on that He will provide for them, we are called to trust Him with our needs and lives, knowing that He is faithful to His word. Trusting God is not just about believing in His power but also resting in His love and timing. Trusting God means letting go of the need to control outcomes. God sees the bigger picture and has a perfect plan.</text:p>
      <text:p text:style-name="Normal">25:14-17 The closer the jubilee year was, the cheaper the property. In the same way, the closer the kingdom is, the less valuable the earthy possessions. Caring more about earthly possessions and earthy things today shows that I don’t value the godly kingdom as much as my own pleasures. Jesus is calling today to let go of any things or possession that is holding you back. Wouldn’t you want to know what He has to say about heaven and the things He has promised?</text:p>
      <text:p text:style-name="Normal">25:35-38 God orders us to treat poor family members with love and care. We have to provide for them because part of the greatest commandment is to love our neighbor as ourselves. In the same way, Jesus provides for us. He pays our debt of sin; without Him no one would be able to obtain everlasting life.</text:p>
      <text:soft-page-break/>
      <text:p text:style-name="Normal">25:39-43 God commands the Israelites to free slaves on the jubilee year. Those slaves will not be sold and will not be treated poorly. Since having slaves at that time was normal, God is providing a set of rules so that they wouldn’t be treated horribly.</text:p>
      <text:p text:style-name="P165">Leviticus chapter 26</text:p>
      <text:p text:style-name="Normal">26:1-2 God prohibits creating statues of anything that is holy or heaven if the intention is to worship that item. God alone deserves all the worship; we must not worship idols. This doesn’t mean that we can’t have statues of holy people at all because if that were the case then God would contradict Himself because in the book of exodus, He asked Moses to build two cherubim which are heavenly beings. He ordered us to keep His church holy and respectful.</text:p>
      <text:p text:style-name="Normal">26:3-9 God promises that if we keep His commandments and worship Him, He will protect us from all evil and take care of us. God wants the best for us, He doesn’t want us to suffer which is why He provides. We are called to grow in righteousness and become more holy through our lives because we love God.</text:p>
      <text:p text:style-name="Normal">26:10 God commands us to throw away the old and put on the new. The Old Testament is the old and is replaced by New Testament in which we see the newness of grace and Christ’s presence. Jesus came to fulfill the law and redeem us from our sins. God takes away the old punishment we deserve and gives it to Jesus through which we are made as new creatures and receive glory by being given the promise of entering heaven “<text:span text:style-name="T166">Behold I will create a new heaven and a new earth”</text:span> (Isaiah 66:22). “<text:span text:style-name="T167">And he who sat on the throne said: behold, I make all things new”</text:span> (Revelation 21:5). God also takes away the oldness of guilt as before we didn’t confess for our sins “<text:span text:style-name="T168">B</text:span>ecause I was silent, my bones grew old” (Psalm 31:3). This has been replaced by the newness of justice and the Holy Spirit in us revealed the truth “<text:span text:style-name="T169">So we may walk in newness of life”</text:span> (Rom 6:4).</text:p>
      <text:p text:style-name="Normal">26:11-12 God reassures that He will always be with us, and He will aways be our God and we will always be His children no matter what. Our hearts may deceive us, our feelings may say otherwise but remember that the Word of God cannot lie. God is not a feeling. So, if you think that God doesn’t love you or that He is far from you, remember that those are all lies from the enemy who is trying to distract you. We have to have confidence in the Lord and the way we build that is by being disciplined and spending time with Him daily.</text:p>
      <text:p text:style-name="Normal">26:14-46 God warns the people of Israel that if they do not obey Him, He will get His revenge and there will be punishment and evil in the land. These specific punishments were only for the people of Isreal as they had to strictly follow God’s orders because God chose them for His plan of salvation. Today if we sin usually nothing bad happens to us, however, if we live our lives ignoring the Lord and not believing in Jesus and His sacrifice, then the Lord will get His revenge, and we will be thrown into the lake of fire where we will burn for all eternity. Don’t make this mistake as it will have eternal consequences that you will regret. God's merciful love endures forever, and He stands always ready to forgive and reconcile his Chosen People whenever they repented of their transgressions. Even if we’re in the land of the enemy, God still cares about us. If we confess our sin to Him, if we call upon His name, He’ll restore us once again.</text:p>
      <text:p text:style-name="P170">Leviticus<text:s/>chapter<text:s/>27</text:p>
      <text:p text:style-name="Normal">If you make a vow to the Lord, then you have to keep it.<text:s/>If you didn’t<text:s/>keep<text:s/>it, then you had to pay the redemption price of the vow.<text:s/>Women are charged less for the vow because at that time in the culture the male<text:s/>had a higher earning potential<text:s/>than the female.</text:p>
      <text:soft-page-break/>
      <text:p text:style-name="P171">The book of Numbers</text:p>
      <text:p text:style-name="Normal">The book of numbers is the story of the<text:s/>Israelites’ journey from Sinai to the border of Canaan.<text:s/>The book starts two years after the exodus from Egypt.</text:p>
      <text:p text:style-name="Normal"/>
      <text:p text:style-name="P172">Numbers chapter 1</text:p>
      <text:p text:style-name="Normal">God commands Moses and Aaron to number all the people of Israel<text:s/>by writing their names.<text:s/>God numbers all of them because<text:s/>they need to prepare for fighting other nations so that they could concur the promised land.<text:s/>This numbering system reminds us that we are all numbered by God and He knows all of our names.<text:s/>Every single one of us have to be numbered because if we<text:s/>weren’t<text:s/>then God would go looking for us just like the Shephard who went to look for the one missing sheep. However,<text:s/>only the ones who go forth in power are numbered meaning they have to be<text:s/>adequate for war. We too are part of a war between good and evil. We must spread the gospel to fight the enemy. In order to do that, we must train by learning the Word of God and taking part in attending church. Not everyone will be numbered but only those who do the will of the Father<text:s/>(Matthew 7:21).<text:s/>Only those whose name is in the book of life will enter the kingdom of heaven.<text:s/>“But as long as any of us are characterized by a childish and unstable understanding, or an effeminate and dissolute laziness, or if we have Egyptian and barbaric morality, then we do not deserve to be reckoned by God in the holy and consecrated number.<text:s/>For in the writings of Solomon those who perish are said to be "unnumbered"; but all who are saved are<text:s/>“numbered””<text:s/>(Origen Homilies on Numbers).</text:p>
      <text:p text:style-name="Normal">When Jesus said, “Even the hairs of your head are all numbered” (Matthew 10:30), He was emphasizing God's deep care and intimate knowledge of every aspect of our lives. This statement isn’t just about numbers; it reflects the love and attention God has for each of us. Numbers in the Bible often carry meaning. They<text:s/>show<text:s/>God’s order and purpose in creation. He knows every detail about us<text:s/>and wants to be in every aspect of our lives.<text:s/>This numbering also is a verification of God’s promise to Abraham when God said that he would be a father for a great nation (Genesis 12:2).</text:p>
      <text:p text:style-name="Normal">The nation was only numbered after receiving the law. They were not numbered immediately after exiting Egypt. Only after various test, challenges and sacrifices and purifications did the nation received the holy numbering from God.<text:s/>God numbers us after we believe in the sacrifice of Jesus. We are then purified by the Holy Spirit and set our lives for various challenges<text:s/>and difficulties that come when<text:s/>carrying our cross daily.</text:p>
      <text:p text:style-name="Normal">1:44-54 The tribe of Levi wasn’t numbered because their task was to guard the tabernacle.<text:s/>In the tabernacle dwelt the glory of God. Since they<text:s/>brought the tabernacle<text:s/>with them<text:s/>during the<text:s/>journey, it is a reminder that<text:s/>God’s presence is always with His people. He is<text:s/>guiding and protecting us in every step of our journe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56"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ame="MP1" style:page-layout-name="PL1">
      <style:footer>
        <text:p text:style-name="P56"><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5-01-06T14:20:00Z</dc:date>
    <meta:template xlink:href="Normal" xlink:type="simple"/>
    <meta:editing-cycles>379</meta:editing-cycles>
    <meta:editing-duration>PT483240S</meta:editing-duration>
    <meta:document-statistic meta:page-count="45" meta:paragraph-count="310" meta:word-count="23230" meta:character-count="155337" meta:row-count="1103" meta:non-whitespace-character-count="132417"/>
  </office:meta>
</office:document-meta>
</file>